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3.31mm"/>
    </style:style>
    <style:style style:name="co2" style:family="table-column">
      <style:table-column-properties fo:break-before="auto" style:column-width="13.9mm"/>
    </style:style>
    <style:style style:name="co3" style:family="table-column">
      <style:table-column-properties fo:break-before="auto" style:column-width="8.96mm"/>
    </style:style>
    <style:style style:name="co4" style:family="table-column">
      <style:table-column-properties fo:break-before="auto" style:column-width="18.26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16.23mm"/>
    </style:style>
    <style:style style:name="co8" style:family="table-column">
      <style:table-column-properties fo:break-before="auto" style:column-width="12.15mm"/>
    </style:style>
    <style:style style:name="co9" style:family="table-column">
      <style:table-column-properties fo:break-before="auto" style:column-width="5.19mm"/>
    </style:style>
    <style:style style:name="co10" style:family="table-column">
      <style:table-column-properties fo:break-before="auto" style:column-width="22.33mm"/>
    </style:style>
    <style:style style:name="co11" style:family="table-column">
      <style:table-column-properties fo:break-before="auto" style:column-width="24.3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13"/>
    <style:style style:name="ce3" style:family="table-cell" style:parent-style-name="Default" style:data-style-name="N1"/>
    <style:style style:name="ce5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13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fs_equiv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number-columns-repeated="1006" table:default-cell-style-name="ce1"/>
        <table:table-row table:style-name="ro1">
          <table:table-cell table:style-name="Default"/>
          <table:table-cell table:style-name="Default" office:value-type="string" calcext:value-type="string">
            <text:p>default</text:p>
          </table:table-cell>
          <table:table-cell table:style-name="Default"/>
          <table:table-cell table:style-name="Default" office:value-type="string" calcext:value-type="string">
            <text:p>no sep</text:p>
          </table:table-cell>
          <table:table-cell table:style-name="Default"/>
          <table:table-cell table:style-name="Default" office:value-type="string" calcext:value-type="string">
            <text:p>no reentry</text:p>
          </table:table-cell>
          <table:table-cell table:style-name="Default"/>
          <table:table-cell table:style-name="Default" office:value-type="string" calcext:value-type="string">
            <text:p>no gen</text:p>
          </table:table-cell>
          <table:table-cell table:style-name="Default"/>
          <table:table-cell table:style-name="Default" office:value-type="string" calcext:value-type="string">
            <text:p>no all</text:p>
          </table:table-cell>
          <table:table-cell table:style-name="Default" table:number-columns-repeated="3"/>
          <table:table-cell table:style-name="ce5" office:value-type="string" calcext:value-type="string" table:number-columns-spanned="5" table:number-rows-spanned="1">
            <text:p>percentage change</text:p>
          </table:table-cell>
          <table:covered-table-cell table:number-columns-repeated="3"/>
          <table:covered-table-cell table:style-name="Default"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filename</text:p>
          </table:table-cell>
          <table:table-cell table:style-name="Default" office:value-type="string" calcext:value-type="string">
            <text:p>times</text:p>
          </table:table-cell>
          <table:table-cell table:style-name="Default" office:value-type="string" calcext:value-type="string">
            <text:p>eq</text:p>
          </table:table-cell>
          <table:table-cell table:style-name="Default" office:value-type="string" calcext:value-type="string">
            <text:p>times</text:p>
          </table:table-cell>
          <table:table-cell table:style-name="Default" office:value-type="string" calcext:value-type="string">
            <text:p>eq</text:p>
          </table:table-cell>
          <table:table-cell table:style-name="Default" office:value-type="string" calcext:value-type="string">
            <text:p>times</text:p>
          </table:table-cell>
          <table:table-cell table:style-name="Default" office:value-type="string" calcext:value-type="string">
            <text:p>eq</text:p>
          </table:table-cell>
          <table:table-cell table:style-name="Default" office:value-type="string" calcext:value-type="string">
            <text:p>times</text:p>
          </table:table-cell>
          <table:table-cell table:style-name="Default" office:value-type="string" calcext:value-type="string">
            <text:p>eq</text:p>
          </table:table-cell>
          <table:table-cell table:style-name="Default" office:value-type="string" calcext:value-type="string">
            <text:p>times</text:p>
          </table:table-cell>
          <table:table-cell table:style-name="Default" office:value-type="string" calcext:value-type="string">
            <text:p>eq</text:p>
          </table:table-cell>
          <table:table-cell table:style-name="Default" table:number-columns-repeated="2"/>
          <table:table-cell office:value-type="string" calcext:value-type="string">
            <text:p>no sep</text:p>
          </table:table-cell>
          <table:table-cell office:value-type="string" calcext:value-type="string">
            <text:p>no reentry</text:p>
          </table:table-cell>
          <table:table-cell office:value-type="string" calcext:value-type="string">
            <text:p>no gen</text:p>
          </table:table-cell>
          <table:table-cell office:value-type="string" calcext:value-type="string">
            <text:p>no all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office:value-type="string" calcext:value-type="string">
            <text:p>arrays-1.bil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3]/[.B3])-1)*100" office:value-type="float" office:value="0" calcext:value-type="float">
            <text:p>0.000</text:p>
          </table:table-cell>
          <table:table-cell table:formula="of:=(([.F3]/[.B3])-1)*100" office:value-type="float" office:value="-14.2857142857143" calcext:value-type="float">
            <text:p>-14.286</text:p>
          </table:table-cell>
          <table:table-cell table:formula="of:=(([.H3]/[.B3])-1)*100" office:value-type="float" office:value="-14.2857142857143" calcext:value-type="float">
            <text:p>-14.286</text:p>
          </table:table-cell>
          <table:table-cell table:formula="of:=(([.J3]/[.B3])-1)*100" office:value-type="float" office:value="57.1428571428571" calcext:value-type="float">
            <text:p>57.14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arrays.bils</text:p>
          </table:table-cell>
          <table:table-cell table:style-name="Default" office:value-type="float" office:value="0.054" calcext:value-type="float">
            <text:p>0.05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.824" calcext:value-type="float">
            <text:p>1.82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49" calcext:value-type="float">
            <text:p>0.049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47" calcext:value-type="float">
            <text:p>0.04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.377" calcext:value-type="float">
            <text:p>1.377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4]/[.B4])-1)*100" office:value-type="float" office:value="3277.77777777778" calcext:value-type="float">
            <text:p>3277.778</text:p>
          </table:table-cell>
          <table:table-cell table:formula="of:=(([.F4]/[.B4])-1)*100" office:value-type="float" office:value="-9.25925925925926" calcext:value-type="float">
            <text:p>-9.259</text:p>
          </table:table-cell>
          <table:table-cell table:formula="of:=(([.H4]/[.B4])-1)*100" office:value-type="float" office:value="-12.962962962963" calcext:value-type="float">
            <text:p>-12.963</text:p>
          </table:table-cell>
          <table:table-cell table:formula="of:=(([.J4]/[.B4])-1)*100" office:value-type="float" office:value="2450" calcext:value-type="float">
            <text:p>245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bsearch-eq-1.bils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611" calcext:value-type="float">
            <text:p>0.611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5]/[.B5])-1)*100" office:value-type="float" office:value="0" calcext:value-type="float">
            <text:p>0.000</text:p>
          </table:table-cell>
          <table:table-cell table:formula="of:=(([.F5]/[.B5])-1)*100" office:value-type="float" office:value="0" calcext:value-type="float">
            <text:p>0.000</text:p>
          </table:table-cell>
          <table:table-cell table:formula="of:=(([.H5]/[.B5])-1)*100" office:value-type="float" office:value="8.33333333333335" calcext:value-type="float">
            <text:p>8.333</text:p>
          </table:table-cell>
          <table:table-cell table:formula="of:=(([.J5]/[.B5])-1)*100" office:value-type="float" office:value="2445.83333333333" calcext:value-type="float">
            <text:p>2445.83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bsearch-eq-2.bils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6]/[.B6])-1)*100" office:value-type="float" office:value="4" calcext:value-type="float">
            <text:p>4.000</text:p>
          </table:table-cell>
          <table:table-cell table:formula="of:=(([.F6]/[.B6])-1)*100" office:value-type="float" office:value="0" calcext:value-type="float">
            <text:p>0.000</text:p>
          </table:table-cell>
          <table:table-cell table:formula="of:=(([.H6]/[.B6])-1)*100" office:value-type="float" office:value="0" calcext:value-type="float">
            <text:p>0.000</text:p>
          </table:table-cell>
          <table:table-cell table:formula="of:=(([.J6]/[.B6])-1)*100" office:value-type="float" office:value="40" calcext:value-type="float">
            <text:p>4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bsearch-eq-3.bils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54" calcext:value-type="float">
            <text:p>0.054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7]/[.B7])-1)*100" office:value-type="float" office:value="4.16666666666667" calcext:value-type="float">
            <text:p>4.167</text:p>
          </table:table-cell>
          <table:table-cell table:formula="of:=(([.F7]/[.B7])-1)*100" office:value-type="float" office:value="0" calcext:value-type="float">
            <text:p>0.000</text:p>
          </table:table-cell>
          <table:table-cell table:formula="of:=(([.H7]/[.B7])-1)*100" office:value-type="float" office:value="0" calcext:value-type="float">
            <text:p>0.000</text:p>
          </table:table-cell>
          <table:table-cell table:formula="of:=(([.J7]/[.B7])-1)*100" office:value-type="float" office:value="125" calcext:value-type="float">
            <text:p>125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cell-1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8]/[.B8])-1)*100" office:value-type="float" office:value="0" calcext:value-type="float">
            <text:p>0.000</text:p>
          </table:table-cell>
          <table:table-cell table:formula="of:=(([.F8]/[.B8])-1)*100" office:value-type="float" office:value="0" calcext:value-type="float">
            <text:p>0.000</text:p>
          </table:table-cell>
          <table:table-cell table:formula="of:=(([.H8]/[.B8])-1)*100" office:value-type="float" office:value="0" calcext:value-type="float">
            <text:p>0.000</text:p>
          </table:table-cell>
          <table:table-cell table:formula="of:=(([.J8]/[.B8])-1)*100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cell-2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9]/[.B9])-1)*100" office:value-type="float" office:value="0" calcext:value-type="float">
            <text:p>0.000</text:p>
          </table:table-cell>
          <table:table-cell table:formula="of:=(([.F9]/[.B9])-1)*100" office:value-type="float" office:value="0" calcext:value-type="float">
            <text:p>0.000</text:p>
          </table:table-cell>
          <table:table-cell table:formula="of:=(([.H9]/[.B9])-1)*100" office:value-type="float" office:value="0" calcext:value-type="float">
            <text:p>0.000</text:p>
          </table:table-cell>
          <table:table-cell table:formula="of:=(([.J9]/[.B9])-1)*100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cell-3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31" calcext:value-type="float">
            <text:p>0.031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0]/[.B10])-1)*100" office:value-type="float" office:value="475" calcext:value-type="float">
            <text:p>475.000</text:p>
          </table:table-cell>
          <table:table-cell table:formula="of:=(([.F10]/[.B10])-1)*100" office:value-type="float" office:value="0" calcext:value-type="float">
            <text:p>0.000</text:p>
          </table:table-cell>
          <table:table-cell table:formula="of:=(([.H10]/[.B10])-1)*100" office:value-type="float" office:value="0" calcext:value-type="float">
            <text:p>0.000</text:p>
          </table:table-cell>
          <table:table-cell table:formula="of:=(([.J10]/[.B10])-1)*100" office:value-type="float" office:value="675" calcext:value-type="float">
            <text:p>675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cell-4.bils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1]/[.B11])-1)*100" office:value-type="float" office:value="0" calcext:value-type="float">
            <text:p>0.000</text:p>
          </table:table-cell>
          <table:table-cell table:formula="of:=(([.F11]/[.B11])-1)*100" office:value-type="float" office:value="0" calcext:value-type="float">
            <text:p>0.000</text:p>
          </table:table-cell>
          <table:table-cell table:formula="of:=(([.H11]/[.B11])-1)*100" office:value-type="float" office:value="-84.6153846153846" calcext:value-type="float">
            <text:p>-84.615</text:p>
          </table:table-cell>
          <table:table-cell table:formula="of:=(([.J11]/[.B11])-1)*100" office:value-type="float" office:value="-84.6153846153846" calcext:value-type="float">
            <text:p>-84.615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cell-5.bils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89" calcext:value-type="float">
            <text:p>0.089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2]/[.B12])-1)*100" office:value-type="float" office:value="0" calcext:value-type="float">
            <text:p>0.000</text:p>
          </table:table-cell>
          <table:table-cell table:formula="of:=(([.F12]/[.B12])-1)*100" office:value-type="float" office:value="0" calcext:value-type="float">
            <text:p>0.000</text:p>
          </table:table-cell>
          <table:table-cell table:formula="of:=(([.H12]/[.B12])-1)*100" office:value-type="float" office:value="-52.6315789473684" calcext:value-type="float">
            <text:p>-52.632</text:p>
          </table:table-cell>
          <table:table-cell table:formula="of:=(([.J12]/[.B12])-1)*100" office:value-type="float" office:value="368.421052631579" calcext:value-type="float">
            <text:p>368.421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cell-ho.bil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57" calcext:value-type="float">
            <text:p>0.057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3]/[.B13])-1)*100" office:value-type="float" office:value="140" calcext:value-type="float">
            <text:p>140.000</text:p>
          </table:table-cell>
          <table:table-cell table:formula="of:=(([.F13]/[.B13])-1)*100" office:value-type="float" office:value="0" calcext:value-type="float">
            <text:p>0.000</text:p>
          </table:table-cell>
          <table:table-cell table:formula="of:=(([.H13]/[.B13])-1)*100" office:value-type="float" office:value="20" calcext:value-type="float">
            <text:p>20.000</text:p>
          </table:table-cell>
          <table:table-cell table:formula="of:=(([.J13]/[.B13])-1)*100" office:value-type="float" office:value="1040" calcext:value-type="float">
            <text:p>104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counter.bils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4]/[.B14])-1)*100" office:value-type="float" office:value="0" calcext:value-type="float">
            <text:p>0.000</text:p>
          </table:table-cell>
          <table:table-cell table:formula="of:=(([.F14]/[.B14])-1)*100" office:value-type="float" office:value="9.99999999999999" calcext:value-type="float">
            <text:p>10.000</text:p>
          </table:table-cell>
          <table:table-cell table:formula="of:=(([.H14]/[.B14])-1)*100" office:value-type="float" office:value="-50" calcext:value-type="float">
            <text:p>-50.000</text:p>
          </table:table-cell>
          <table:table-cell table:formula="of:=(([.J14]/[.B14])-1)*100" office:value-type="float" office:value="-60" calcext:value-type="float">
            <text:p>-6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counter-v2.bils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5]/[.B15])-1)*100" office:value-type="float" office:value="0" calcext:value-type="float">
            <text:p>0.000</text:p>
          </table:table-cell>
          <table:table-cell table:formula="of:=(([.F15]/[.B15])-1)*100" office:value-type="float" office:value="0" calcext:value-type="float">
            <text:p>0.000</text:p>
          </table:table-cell>
          <table:table-cell table:formula="of:=(([.H15]/[.B15])-1)*100" office:value-type="float" office:value="-60" calcext:value-type="float">
            <text:p>-60.000</text:p>
          </table:table-cell>
          <table:table-cell table:formula="of:=(([.J15]/[.B15])-1)*100" office:value-type="float" office:value="-60" calcext:value-type="float">
            <text:p>-6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fact-tail-rec.bils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6]/[.B16])-1)*100" office:value-type="float" office:value="0" calcext:value-type="float">
            <text:p>0.000</text:p>
          </table:table-cell>
          <table:table-cell table:formula="of:=(([.F16]/[.B16])-1)*100" office:value-type="float" office:value="0" calcext:value-type="float">
            <text:p>0.000</text:p>
          </table:table-cell>
          <table:table-cell table:formula="of:=(([.H16]/[.B16])-1)*100" office:value-type="float" office:value="20" calcext:value-type="float">
            <text:p>20.000</text:p>
          </table:table-cell>
          <table:table-cell table:formula="of:=(([.J16]/[.B16])-1)*100" office:value-type="float" office:value="30" calcext:value-type="float">
            <text:p>3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gc-equiv-2.bil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7]/[.B17])-1)*100" office:value-type="float" office:value="0" calcext:value-type="float">
            <text:p>0.000</text:p>
          </table:table-cell>
          <table:table-cell table:formula="of:=(([.F17]/[.B17])-1)*100" office:value-type="float" office:value="33.3333333333333" calcext:value-type="float">
            <text:p>33.333</text:p>
          </table:table-cell>
          <table:table-cell table:formula="of:=(([.H17]/[.B17])-1)*100" office:value-type="float" office:value="0" calcext:value-type="float">
            <text:p>0.000</text:p>
          </table:table-cell>
          <table:table-cell table:formula="of:=(([.J17]/[.B17])-1)*100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gc-equiv.bil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8]/[.B18])-1)*100" office:value-type="float" office:value="0" calcext:value-type="float">
            <text:p>0.000</text:p>
          </table:table-cell>
          <table:table-cell table:formula="of:=(([.F18]/[.B18])-1)*100" office:value-type="float" office:value="0" calcext:value-type="float">
            <text:p>0.000</text:p>
          </table:table-cell>
          <table:table-cell table:formula="of:=(([.H18]/[.B18])-1)*100" office:value-type="float" office:value="0" calcext:value-type="float">
            <text:p>0.000</text:p>
          </table:table-cell>
          <table:table-cell table:formula="of:=(([.J18]/[.B18])-1)*100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hector-bsort-CN5-sorted.bils</text:p>
          </table:table-cell>
          <table:table-cell table:style-name="Default" office:value-type="float" office:value="0.334" calcext:value-type="float">
            <text:p>0.33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96" calcext:value-type="float">
            <text:p>150.096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0.333" calcext:value-type="float">
            <text:p>0.33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332" calcext:value-type="float">
            <text:p>0.33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78" calcext:value-type="float">
            <text:p>150.078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2"/>
          <table:table-cell table:formula="of:=(([.D19]/[.B19])-1)*100" office:value-type="float" office:value="44838.9221556886" calcext:value-type="float">
            <text:p>44838.922</text:p>
          </table:table-cell>
          <table:table-cell table:formula="of:=(([.F19]/[.B19])-1)*100" office:value-type="float" office:value="-0.299401197604787" calcext:value-type="float">
            <text:p>-0.299</text:p>
          </table:table-cell>
          <table:table-cell table:formula="of:=(([.H19]/[.B19])-1)*100" office:value-type="float" office:value="-0.598802395209586" calcext:value-type="float">
            <text:p>-0.599</text:p>
          </table:table-cell>
          <table:table-cell table:formula="of:=(([.J19]/[.B19])-1)*100" office:value-type="float" office:value="44833.5329341317" calcext:value-type="float">
            <text:p>44833.53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hector-bsort-isort-CN100-all-steps.bils</text:p>
          </table:table-cell>
          <table:table-cell table:style-name="ce2" office:value-type="float" office:value="0.344" calcext:value-type="float">
            <text:p>0.344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3.467" calcext:value-type="float">
            <text:p>23.467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float" office:value="0.346" calcext:value-type="float">
            <text:p>0.34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5.432" calcext:value-type="float">
            <text:p>15.432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2"/>
          <table:table-cell table:style-name="ce9" table:formula="of:=(([.D20]/[.B20])-1)*100" office:value-type="float" office:value="6721.8023255814" calcext:value-type="float">
            <text:p>6721.802</text:p>
          </table:table-cell>
          <table:table-cell table:style-name="ce9" table:formula="of:=(([.F20]/[.B20])-1)*100" office:value-type="float" office:value="-100" calcext:value-type="float">
            <text:p>-100.000</text:p>
          </table:table-cell>
          <table:table-cell table:style-name="ce9" table:formula="of:=(([.H20]/[.B20])-1)*100" office:value-type="float" office:value="0.58139534883721" calcext:value-type="float">
            <text:p>0.581</text:p>
          </table:table-cell>
          <table:table-cell table:style-name="ce9" table:formula="of:=(([.J20]/[.B20])-1)*100" office:value-type="float" office:value="4386.04651162791" calcext:value-type="float">
            <text:p>4386.047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hector-bsort-isort-CN10-all-steps.bils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.257" calcext:value-type="float">
            <text:p>1.257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2"/>
          <table:table-cell table:style-name="ce9" table:formula="of:=(([.D21]/[.B21])-1)*100" office:value-type="float" office:value="5042.85714285714" calcext:value-type="float">
            <text:p>5042.857</text:p>
          </table:table-cell>
          <table:table-cell table:style-name="ce9" table:formula="of:=(([.F21]/[.B21])-1)*100" office:value-type="float" office:value="0" calcext:value-type="float">
            <text:p>0.000</text:p>
          </table:table-cell>
          <table:table-cell table:style-name="ce9" table:formula="of:=(([.H21]/[.B21])-1)*100" office:value-type="float" office:value="0" calcext:value-type="float">
            <text:p>0.000</text:p>
          </table:table-cell>
          <table:table-cell table:style-name="ce9" table:formula="of:=(([.J21]/[.B21])-1)*100" office:value-type="float" office:value="3491.42857142857" calcext:value-type="float">
            <text:p>3491.429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hector-bsort-isort-CN10-one-step.bils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264" calcext:value-type="float">
            <text:p>150.264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0.051" calcext:value-type="float">
            <text:p>0.05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52" calcext:value-type="float">
            <text:p>0.05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56" calcext:value-type="float">
            <text:p>150.056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2"/>
          <table:table-cell table:formula="of:=(([.D22]/[.B22])-1)*100" office:value-type="float" office:value="214562.857142857" calcext:value-type="float">
            <text:p>214562.857</text:p>
          </table:table-cell>
          <table:table-cell table:formula="of:=(([.F22]/[.B22])-1)*100" office:value-type="float" office:value="-27.1428571428571" calcext:value-type="float">
            <text:p>-27.143</text:p>
          </table:table-cell>
          <table:table-cell table:formula="of:=(([.H22]/[.B22])-1)*100" office:value-type="float" office:value="-25.7142857142857" calcext:value-type="float">
            <text:p>-25.714</text:p>
          </table:table-cell>
          <table:table-cell table:formula="of:=(([.J22]/[.B22])-1)*100" office:value-type="float" office:value="214265.714285714" calcext:value-type="float">
            <text:p>214265.714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hector-bsort-isort-CN2-one-step.bils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515" calcext:value-type="float">
            <text:p>0.51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368" calcext:value-type="float">
            <text:p>0.368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23]/[.B23])-1)*100" office:value-type="float" office:value="5622.22222222222" calcext:value-type="float">
            <text:p>5622.222</text:p>
          </table:table-cell>
          <table:table-cell table:formula="of:=(([.F23]/[.B23])-1)*100" office:value-type="float" office:value="-22.2222222222222" calcext:value-type="float">
            <text:p>-22.222</text:p>
          </table:table-cell>
          <table:table-cell table:formula="of:=(([.H23]/[.B23])-1)*100" office:value-type="float" office:value="-11.1111111111111" calcext:value-type="float">
            <text:p>-11.111</text:p>
          </table:table-cell>
          <table:table-cell table:formula="of:=(([.J23]/[.B23])-1)*100" office:value-type="float" office:value="3988.88888888889" calcext:value-type="float">
            <text:p>3988.889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hector-bsort-isort-CN5-one-step.bils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02.966" calcext:value-type="float">
            <text:p>102.96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90.018" calcext:value-type="float">
            <text:p>90.018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24]/[.B24])-1)*100" office:value-type="float" office:value="541826.315789474" calcext:value-type="float">
            <text:p>541826.316</text:p>
          </table:table-cell>
          <table:table-cell table:formula="of:=(([.F24]/[.B24])-1)*100" office:value-type="float" office:value="-15.7894736842105" calcext:value-type="float">
            <text:p>-15.789</text:p>
          </table:table-cell>
          <table:table-cell table:formula="of:=(([.H24]/[.B24])-1)*100" office:value-type="float" office:value="-15.7894736842105" calcext:value-type="float">
            <text:p>-15.789</text:p>
          </table:table-cell>
          <table:table-cell table:formula="of:=(([.J24]/[.B24])-1)*100" office:value-type="float" office:value="473678.947368421" calcext:value-type="float">
            <text:p>473678.947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hector-isort-CN5.bils</text:p>
          </table:table-cell>
          <table:table-cell table:style-name="Default" office:value-type="float" office:value="0.137" calcext:value-type="float">
            <text:p>0.13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149" calcext:value-type="float">
            <text:p>150.149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0.135" calcext:value-type="float">
            <text:p>0.13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134" calcext:value-type="float">
            <text:p>0.13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99" calcext:value-type="float">
            <text:p>150.099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2"/>
          <table:table-cell table:formula="of:=(([.D25]/[.B25])-1)*100" office:value-type="float" office:value="109497.810218978" calcext:value-type="float">
            <text:p>109497.810</text:p>
          </table:table-cell>
          <table:table-cell table:formula="of:=(([.F25]/[.B25])-1)*100" office:value-type="float" office:value="-1.45985401459854" calcext:value-type="float">
            <text:p>-1.460</text:p>
          </table:table-cell>
          <table:table-cell table:formula="of:=(([.H25]/[.B25])-1)*100" office:value-type="float" office:value="-2.18978102189781" calcext:value-type="float">
            <text:p>-2.190</text:p>
          </table:table-cell>
          <table:table-cell table:formula="of:=(([.J25]/[.B25])-1)*100" office:value-type="float" office:value="109461.313868613" calcext:value-type="float">
            <text:p>109461.314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hector-pitts-stark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26]/[.B26])-1)*100" office:value-type="float" office:value="50" calcext:value-type="float">
            <text:p>50.000</text:p>
          </table:table-cell>
          <table:table-cell table:formula="of:=(([.F26]/[.B26])-1)*100" office:value-type="float" office:value="0" calcext:value-type="float">
            <text:p>0.000</text:p>
          </table:table-cell>
          <table:table-cell table:formula="of:=(([.H26]/[.B26])-1)*100" office:value-type="float" office:value="0" calcext:value-type="float">
            <text:p>0.000</text:p>
          </table:table-cell>
          <table:table-cell table:formula="of:=(([.J26]/[.B26])-1)*100" office:value-type="float" office:value="50" calcext:value-type="float">
            <text:p>5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hector-scope-extrusion-2-3.bil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463" calcext:value-type="float">
            <text:p>0.463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27]/[.B27])-1)*100" office:value-type="float" office:value="500" calcext:value-type="float">
            <text:p>500.000</text:p>
          </table:table-cell>
          <table:table-cell table:formula="of:=(([.F27]/[.B27])-1)*100" office:value-type="float" office:value="0" calcext:value-type="float">
            <text:p>0.000</text:p>
          </table:table-cell>
          <table:table-cell table:formula="of:=(([.H27]/[.B27])-1)*100" office:value-type="float" office:value="0" calcext:value-type="float">
            <text:p>0.000</text:p>
          </table:table-cell>
          <table:table-cell table:formula="of:=(([.J27]/[.B27])-1)*100" office:value-type="float" office:value="15333.3333333333" calcext:value-type="float">
            <text:p>15333.33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hector-thamsborg.bils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28]/[.B28])-1)*100" office:value-type="float" office:value="23.5294117647059" calcext:value-type="float">
            <text:p>23.529</text:p>
          </table:table-cell>
          <table:table-cell table:formula="of:=(([.F28]/[.B28])-1)*100" office:value-type="float" office:value="5.88235294117647" calcext:value-type="float">
            <text:p>5.882</text:p>
          </table:table-cell>
          <table:table-cell table:formula="of:=(([.H28]/[.B28])-1)*100" office:value-type="float" office:value="0" calcext:value-type="float">
            <text:p>0.000</text:p>
          </table:table-cell>
          <table:table-cell table:formula="of:=(([.J28]/[.B28])-1)*100" office:value-type="float" office:value="29.4117647058823" calcext:value-type="float">
            <text:p>29.412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ho-sum.bils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37" calcext:value-type="float">
            <text:p>0.03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7.025" calcext:value-type="float">
            <text:p>17.025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29]/[.B29])-1)*100" office:value-type="float" office:value="0" calcext:value-type="float">
            <text:p>0.000</text:p>
          </table:table-cell>
          <table:table-cell table:formula="of:=(([.F29]/[.B29])-1)*100" office:value-type="float" office:value="150" calcext:value-type="float">
            <text:p>150.000</text:p>
          </table:table-cell>
          <table:table-cell table:formula="of:=(([.H29]/[.B29])-1)*100" office:value-type="float" office:value="270" calcext:value-type="float">
            <text:p>270.000</text:p>
          </table:table-cell>
          <table:table-cell table:formula="of:=(([.J29]/[.B29])-1)*100" office:value-type="float" office:value="170150" calcext:value-type="float">
            <text:p>17015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ho-sum-v2.bils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77" calcext:value-type="float">
            <text:p>0.07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52" calcext:value-type="float">
            <text:p>0.05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66" calcext:value-type="float">
            <text:p>0.066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30]/[.B30])-1)*100" office:value-type="float" office:value="6.66666666666667" calcext:value-type="float">
            <text:p>6.667</text:p>
          </table:table-cell>
          <table:table-cell table:formula="of:=(([.F30]/[.B30])-1)*100" office:value-type="float" office:value="413.333333333333" calcext:value-type="float">
            <text:p>413.333</text:p>
          </table:table-cell>
          <table:table-cell table:formula="of:=(([.H30]/[.B30])-1)*100" office:value-type="float" office:value="246.666666666667" calcext:value-type="float">
            <text:p>246.667</text:p>
          </table:table-cell>
          <table:table-cell table:formula="of:=(([.J30]/[.B30])-1)*100" office:value-type="float" office:value="340" calcext:value-type="float">
            <text:p>34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identity-1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632" calcext:value-type="float">
            <text:p>0.632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31]/[.B31])-1)*100" office:value-type="float" office:value="225" calcext:value-type="float">
            <text:p>225.000</text:p>
          </table:table-cell>
          <table:table-cell table:formula="of:=(([.F31]/[.B31])-1)*100" office:value-type="float" office:value="-25" calcext:value-type="float">
            <text:p>-25.000</text:p>
          </table:table-cell>
          <table:table-cell table:formula="of:=(([.H31]/[.B31])-1)*100" office:value-type="float" office:value="-25" calcext:value-type="float">
            <text:p>-25.000</text:p>
          </table:table-cell>
          <table:table-cell table:formula="of:=(([.J31]/[.B31])-1)*100" office:value-type="float" office:value="15700" calcext:value-type="float">
            <text:p>1570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identity-2.bil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78" calcext:value-type="float">
            <text:p>0.078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5" calcext:value-type="float">
            <text:p>150.05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2"/>
          <table:table-cell table:formula="of:=(([.D32]/[.B32])-1)*100" office:value-type="float" office:value="1200" calcext:value-type="float">
            <text:p>1200.000</text:p>
          </table:table-cell>
          <table:table-cell table:formula="of:=(([.F32]/[.B32])-1)*100" office:value-type="float" office:value="-33.3333333333333" calcext:value-type="float">
            <text:p>-33.333</text:p>
          </table:table-cell>
          <table:table-cell table:formula="of:=(([.H32]/[.B32])-1)*100" office:value-type="float" office:value="-33.3333333333333" calcext:value-type="float">
            <text:p>-33.333</text:p>
          </table:table-cell>
          <table:table-cell table:formula="of:=(([.J32]/[.B32])-1)*100" office:value-type="float" office:value="2500733.33333333" calcext:value-type="float">
            <text:p>2500733.33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landin-fixpoint.bil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33]/[.B33])-1)*100" office:value-type="float" office:value="140" calcext:value-type="float">
            <text:p>140.000</text:p>
          </table:table-cell>
          <table:table-cell table:formula="of:=(([.F33]/[.B33])-1)*100" office:value-type="float" office:value="0" calcext:value-type="float">
            <text:p>0.000</text:p>
          </table:table-cell>
          <table:table-cell table:formula="of:=(([.H33]/[.B33])-1)*100" office:value-type="float" office:value="-20" calcext:value-type="float">
            <text:p>-20.000</text:p>
          </table:table-cell>
          <table:table-cell table:formula="of:=(([.J33]/[.B33])-1)*100" office:value-type="float" office:value="480" calcext:value-type="float">
            <text:p>48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list-msort-N5.bils</text:p>
          </table:table-cell>
          <table:table-cell table:style-name="Default" office:value-type="float" office:value="0.207" calcext:value-type="float">
            <text:p>0.20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38" calcext:value-type="float">
            <text:p>150.038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0.203" calcext:value-type="float">
            <text:p>0.2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206" calcext:value-type="float">
            <text:p>0.20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2" calcext:value-type="float">
            <text:p>150.02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2"/>
          <table:table-cell table:formula="of:=(([.D34]/[.B34])-1)*100" office:value-type="float" office:value="72382.1256038647" calcext:value-type="float">
            <text:p>72382.126</text:p>
          </table:table-cell>
          <table:table-cell table:formula="of:=(([.F34]/[.B34])-1)*100" office:value-type="float" office:value="-1.93236714975845" calcext:value-type="float">
            <text:p>-1.932</text:p>
          </table:table-cell>
          <table:table-cell table:formula="of:=(([.H34]/[.B34])-1)*100" office:value-type="float" office:value="-0.483091787439616" calcext:value-type="float">
            <text:p>-0.483</text:p>
          </table:table-cell>
          <table:table-cell table:formula="of:=(([.J34]/[.B34])-1)*100" office:value-type="float" office:value="72373.4299516908" calcext:value-type="float">
            <text:p>72373.43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list-msort-N6.bils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26" calcext:value-type="float">
            <text:p>150.026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1.355" calcext:value-type="float">
            <text:p>1.35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.355" calcext:value-type="float">
            <text:p>1.35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2" calcext:value-type="float">
            <text:p>150.02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2"/>
          <table:table-cell table:formula="of:=(([.D35]/[.B35])-1)*100" office:value-type="float" office:value="11013.037037037" calcext:value-type="float">
            <text:p>11013.037</text:p>
          </table:table-cell>
          <table:table-cell table:formula="of:=(([.F35]/[.B35])-1)*100" office:value-type="float" office:value="0.370370370370354" calcext:value-type="float">
            <text:p>0.370</text:p>
          </table:table-cell>
          <table:table-cell table:formula="of:=(([.H35]/[.B35])-1)*100" office:value-type="float" office:value="0.370370370370354" calcext:value-type="float">
            <text:p>0.370</text:p>
          </table:table-cell>
          <table:table-cell table:formula="of:=(([.J35]/[.B35])-1)*100" office:value-type="float" office:value="11012.5925925926" calcext:value-type="float">
            <text:p>11012.59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list-qsort-msort-N5.bils</text:p>
          </table:table-cell>
          <table:table-cell table:style-name="Default" office:value-type="float" office:value="0.361" calcext:value-type="float">
            <text:p>0.36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108" calcext:value-type="float">
            <text:p>150.108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0.361" calcext:value-type="float">
            <text:p>0.36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364" calcext:value-type="float">
            <text:p>0.36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33" calcext:value-type="float">
            <text:p>150.033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2"/>
          <table:table-cell table:formula="of:=(([.D36]/[.B36])-1)*100" office:value-type="float" office:value="41481.1634349031" calcext:value-type="float">
            <text:p>41481.163</text:p>
          </table:table-cell>
          <table:table-cell table:formula="of:=(([.F36]/[.B36])-1)*100" office:value-type="float" office:value="0" calcext:value-type="float">
            <text:p>0.000</text:p>
          </table:table-cell>
          <table:table-cell table:formula="of:=(([.H36]/[.B36])-1)*100" office:value-type="float" office:value="0.831024930747915" calcext:value-type="float">
            <text:p>0.831</text:p>
          </table:table-cell>
          <table:table-cell table:formula="of:=(([.J36]/[.B36])-1)*100" office:value-type="float" office:value="41460.3878116344" calcext:value-type="float">
            <text:p>41460.388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list-qsort-N5.bils</text:p>
          </table:table-cell>
          <table:table-cell table:style-name="Default" office:value-type="float" office:value="0.216" calcext:value-type="float">
            <text:p>0.21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31" calcext:value-type="float">
            <text:p>150.031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0.217" calcext:value-type="float">
            <text:p>0.21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217" calcext:value-type="float">
            <text:p>0.21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19" calcext:value-type="float">
            <text:p>150.019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2"/>
          <table:table-cell table:formula="of:=(([.D37]/[.B37])-1)*100" office:value-type="float" office:value="69358.7962962963" calcext:value-type="float">
            <text:p>69358.796</text:p>
          </table:table-cell>
          <table:table-cell table:formula="of:=(([.F37]/[.B37])-1)*100" office:value-type="float" office:value="0.462962962962954" calcext:value-type="float">
            <text:p>0.463</text:p>
          </table:table-cell>
          <table:table-cell table:formula="of:=(([.H37]/[.B37])-1)*100" office:value-type="float" office:value="0.462962962962954" calcext:value-type="float">
            <text:p>0.463</text:p>
          </table:table-cell>
          <table:table-cell table:formula="of:=(([.J37]/[.B37])-1)*100" office:value-type="float" office:value="69353.2407407407" calcext:value-type="float">
            <text:p>69353.241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list-qsort-N6.bils</text:p>
          </table:table-cell>
          <table:table-cell table:style-name="Default" office:value-type="float" office:value="1.44" calcext:value-type="float">
            <text:p>1.4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24" calcext:value-type="float">
            <text:p>150.024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1.45" calcext:value-type="float">
            <text:p>1.4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.44" calcext:value-type="float">
            <text:p>1.4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19" calcext:value-type="float">
            <text:p>150.019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2"/>
          <table:table-cell table:formula="of:=(([.D38]/[.B38])-1)*100" office:value-type="float" office:value="10318.3333333333" calcext:value-type="float">
            <text:p>10318.333</text:p>
          </table:table-cell>
          <table:table-cell table:formula="of:=(([.F38]/[.B38])-1)*100" office:value-type="float" office:value="0.694444444444442" calcext:value-type="float">
            <text:p>0.694</text:p>
          </table:table-cell>
          <table:table-cell table:formula="of:=(([.H38]/[.B38])-1)*100" office:value-type="float" office:value="0" calcext:value-type="float">
            <text:p>0.000</text:p>
          </table:table-cell>
          <table:table-cell table:formula="of:=(([.J38]/[.B38])-1)*100" office:value-type="float" office:value="10317.9861111111" calcext:value-type="float">
            <text:p>10317.986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ccarthy.bils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45" calcext:value-type="float">
            <text:p>0.045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39]/[.B39])-1)*100" office:value-type="float" office:value="38.4615384615385" calcext:value-type="float">
            <text:p>38.462</text:p>
          </table:table-cell>
          <table:table-cell table:formula="of:=(([.F39]/[.B39])-1)*100" office:value-type="float" office:value="0" calcext:value-type="float">
            <text:p>0.000</text:p>
          </table:table-cell>
          <table:table-cell table:formula="of:=(([.H39]/[.B39])-1)*100" office:value-type="float" office:value="0" calcext:value-type="float">
            <text:p>0.000</text:p>
          </table:table-cell>
          <table:table-cell table:formula="of:=(([.J39]/[.B39])-1)*100" office:value-type="float" office:value="246.153846153846" calcext:value-type="float">
            <text:p>246.154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ccarthy-imp.bils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40]/[.B40])-1)*100" office:value-type="float" office:value="25" calcext:value-type="float">
            <text:p>25.000</text:p>
          </table:table-cell>
          <table:table-cell table:formula="of:=(([.F40]/[.B40])-1)*100" office:value-type="float" office:value="-8.33333333333334" calcext:value-type="float">
            <text:p>-8.333</text:p>
          </table:table-cell>
          <table:table-cell table:formula="of:=(([.H40]/[.B40])-1)*100" office:value-type="float" office:value="0" calcext:value-type="float">
            <text:p>0.000</text:p>
          </table:table-cell>
          <table:table-cell table:formula="of:=(([.J40]/[.B40])-1)*100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ccarthy-knuth2.bils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42" calcext:value-type="float">
            <text:p>0.042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41]/[.B41])-1)*100" office:value-type="float" office:value="13.3333333333334" calcext:value-type="float">
            <text:p>13.333</text:p>
          </table:table-cell>
          <table:table-cell table:formula="of:=(([.F41]/[.B41])-1)*100" office:value-type="float" office:value="0" calcext:value-type="float">
            <text:p>0.000</text:p>
          </table:table-cell>
          <table:table-cell table:formula="of:=(([.H41]/[.B41])-1)*100" office:value-type="float" office:value="0" calcext:value-type="float">
            <text:p>0.000</text:p>
          </table:table-cell>
          <table:table-cell table:formula="of:=(([.J41]/[.B41])-1)*100" office:value-type="float" office:value="180" calcext:value-type="float">
            <text:p>18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ccarthy-knuth.bils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42]/[.B42])-1)*100" office:value-type="float" office:value="0" calcext:value-type="float">
            <text:p>0.000</text:p>
          </table:table-cell>
          <table:table-cell table:formula="of:=(([.F42]/[.B42])-1)*100" office:value-type="float" office:value="-7.6923076923077" calcext:value-type="float">
            <text:p>-7.692</text:p>
          </table:table-cell>
          <table:table-cell table:formula="of:=(([.H42]/[.B42])-1)*100" office:value-type="float" office:value="-7.6923076923077" calcext:value-type="float">
            <text:p>-7.692</text:p>
          </table:table-cell>
          <table:table-cell table:formula="of:=(([.J42]/[.B42])-1)*100" office:value-type="float" office:value="130.769230769231" calcext:value-type="float">
            <text:p>130.769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eyer-sieber-e1.bil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43]/[.B43])-1)*100" office:value-type="float" office:value="33.3333333333333" calcext:value-type="float">
            <text:p>33.333</text:p>
          </table:table-cell>
          <table:table-cell table:formula="of:=(([.F43]/[.B43])-1)*100" office:value-type="float" office:value="0" calcext:value-type="float">
            <text:p>0.000</text:p>
          </table:table-cell>
          <table:table-cell table:formula="of:=(([.H43]/[.B43])-1)*100" office:value-type="float" office:value="0" calcext:value-type="float">
            <text:p>0.000</text:p>
          </table:table-cell>
          <table:table-cell table:formula="of:=(([.J43]/[.B43])-1)*100" office:value-type="float" office:value="366.666666666667" calcext:value-type="float">
            <text:p>366.667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eyer-sieber-e1v2.bil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44]/[.B44])-1)*100" office:value-type="float" office:value="-20" calcext:value-type="float">
            <text:p>-20.000</text:p>
          </table:table-cell>
          <table:table-cell table:formula="of:=(([.F44]/[.B44])-1)*100" office:value-type="float" office:value="20" calcext:value-type="float">
            <text:p>20.000</text:p>
          </table:table-cell>
          <table:table-cell table:formula="of:=(([.H44]/[.B44])-1)*100" office:value-type="float" office:value="-20" calcext:value-type="float">
            <text:p>-20.000</text:p>
          </table:table-cell>
          <table:table-cell table:formula="of:=(([.J44]/[.B44])-1)*100" office:value-type="float" office:value="-20" calcext:value-type="float">
            <text:p>-2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eyer-sieber-e2.bil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2"/>
          <table:table-cell table:formula="of:=(([.D45]/[.B45])-1)*100" office:value-type="float" office:value="0" calcext:value-type="float">
            <text:p>0.000</text:p>
          </table:table-cell>
          <table:table-cell table:formula="of:=(([.F45]/[.B45])-1)*100" office:value-type="float" office:value="0" calcext:value-type="float">
            <text:p>0.000</text:p>
          </table:table-cell>
          <table:table-cell table:formula="of:=(([.H45]/[.B45])-1)*100" office:value-type="float" office:value="0" calcext:value-type="float">
            <text:p>0.000</text:p>
          </table:table-cell>
          <table:table-cell table:formula="of:=(([.J45]/[.B45])-1)*100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eyer-sieber-e3.bil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344" calcext:value-type="float">
            <text:p>0.34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5.612" calcext:value-type="float">
            <text:p>5.612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46]/[.B46])-1)*100" office:value-type="float" office:value="6780" calcext:value-type="float">
            <text:p>6780.000</text:p>
          </table:table-cell>
          <table:table-cell table:formula="of:=(([.F46]/[.B46])-1)*100" office:value-type="float" office:value="0" calcext:value-type="float">
            <text:p>0.000</text:p>
          </table:table-cell>
          <table:table-cell table:formula="of:=(([.H46]/[.B46])-1)*100" office:value-type="float" office:value="-20" calcext:value-type="float">
            <text:p>-20.000</text:p>
          </table:table-cell>
          <table:table-cell table:formula="of:=(([.J46]/[.B46])-1)*100" office:value-type="float" office:value="112140" calcext:value-type="float">
            <text:p>11214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eyer-sieber-e4.bil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47]/[.B47])-1)*100" office:value-type="float" office:value="66.6666666666667" calcext:value-type="float">
            <text:p>66.667</text:p>
          </table:table-cell>
          <table:table-cell table:formula="of:=(([.F47]/[.B47])-1)*100" office:value-type="float" office:value="0" calcext:value-type="float">
            <text:p>0.000</text:p>
          </table:table-cell>
          <table:table-cell table:formula="of:=(([.H47]/[.B47])-1)*100" office:value-type="float" office:value="0" calcext:value-type="float">
            <text:p>0.000</text:p>
          </table:table-cell>
          <table:table-cell table:formula="of:=(([.J47]/[.B47])-1)*100" office:value-type="float" office:value="66.6666666666667" calcext:value-type="float">
            <text:p>66.667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eyer-sieber-e4v2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48]/[.B48])-1)*100" office:value-type="float" office:value="375" calcext:value-type="float">
            <text:p>375.000</text:p>
          </table:table-cell>
          <table:table-cell table:formula="of:=(([.F48]/[.B48])-1)*100" office:value-type="float" office:value="0" calcext:value-type="float">
            <text:p>0.000</text:p>
          </table:table-cell>
          <table:table-cell table:formula="of:=(([.H48]/[.B48])-1)*100" office:value-type="float" office:value="0" calcext:value-type="float">
            <text:p>0.000</text:p>
          </table:table-cell>
          <table:table-cell table:formula="of:=(([.J48]/[.B48])-1)*100" office:value-type="float" office:value="225" calcext:value-type="float">
            <text:p>225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eyer-sieber-e5.bil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53" calcext:value-type="float">
            <text:p>0.05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49]/[.B49])-1)*100" office:value-type="float" office:value="657.142857142857" calcext:value-type="float">
            <text:p>657.143</text:p>
          </table:table-cell>
          <table:table-cell table:formula="of:=(([.F49]/[.B49])-1)*100" office:value-type="float" office:value="-14.2857142857143" calcext:value-type="float">
            <text:p>-14.286</text:p>
          </table:table-cell>
          <table:table-cell table:formula="of:=(([.H49]/[.B49])-1)*100" office:value-type="float" office:value="-42.8571428571429" calcext:value-type="float">
            <text:p>-42.857</text:p>
          </table:table-cell>
          <table:table-cell table:formula="of:=(([.J49]/[.B49])-1)*100" office:value-type="float" office:value="114.285714285714" calcext:value-type="float">
            <text:p>114.286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eyer-sieber-e5v2.bils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2.375" calcext:value-type="float">
            <text:p>2.37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258" calcext:value-type="float">
            <text:p>0.258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50]/[.B50])-1)*100" office:value-type="float" office:value="23650" calcext:value-type="float">
            <text:p>23650.000</text:p>
          </table:table-cell>
          <table:table-cell table:formula="of:=(([.F50]/[.B50])-1)*100" office:value-type="float" office:value="-9.99999999999999" calcext:value-type="float">
            <text:p>-10.000</text:p>
          </table:table-cell>
          <table:table-cell table:formula="of:=(([.H50]/[.B50])-1)*100" office:value-type="float" office:value="-50" calcext:value-type="float">
            <text:p>-50.000</text:p>
          </table:table-cell>
          <table:table-cell table:formula="of:=(([.J50]/[.B50])-1)*100" office:value-type="float" office:value="2480" calcext:value-type="float">
            <text:p>248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eyer-sieber-e5v2-fin.bils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64" calcext:value-type="float">
            <text:p>150.064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166" calcext:value-type="float">
            <text:p>150.166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2"/>
          <table:table-cell table:formula="of:=(([.D51]/[.B51])-1)*100" office:value-type="float" office:value="714490.476190476" calcext:value-type="float">
            <text:p>714490.476</text:p>
          </table:table-cell>
          <table:table-cell table:formula="of:=(([.F51]/[.B51])-1)*100" office:value-type="float" office:value="-4.76190476190477" calcext:value-type="float">
            <text:p>-4.762</text:p>
          </table:table-cell>
          <table:table-cell table:formula="of:=(([.H51]/[.B51])-1)*100" office:value-type="float" office:value="0" calcext:value-type="float">
            <text:p>0.000</text:p>
          </table:table-cell>
          <table:table-cell table:formula="of:=(([.J51]/[.B51])-1)*100" office:value-type="float" office:value="714976.19047619" calcext:value-type="float">
            <text:p>714976.19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eyer-sieber-e5v2-outerref.bils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158" calcext:value-type="float">
            <text:p>0.158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52]/[.B52])-1)*100" office:value-type="float" office:value="25" calcext:value-type="float">
            <text:p>25.000</text:p>
          </table:table-cell>
          <table:table-cell table:formula="of:=(([.F52]/[.B52])-1)*100" office:value-type="float" office:value="66.6666666666667" calcext:value-type="float">
            <text:p>66.667</text:p>
          </table:table-cell>
          <table:table-cell table:formula="of:=(([.H52]/[.B52])-1)*100" office:value-type="float" office:value="-16.6666666666667" calcext:value-type="float">
            <text:p>-16.667</text:p>
          </table:table-cell>
          <table:table-cell table:formula="of:=(([.J52]/[.B52])-1)*100" office:value-type="float" office:value="1216.66666666667" calcext:value-type="float">
            <text:p>1216.667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eyer-sieber-e6.bils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.649" calcext:value-type="float">
            <text:p>1.649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246" calcext:value-type="float">
            <text:p>0.246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53]/[.B53])-1)*100" office:value-type="float" office:value="14890.9090909091" calcext:value-type="float">
            <text:p>14890.909</text:p>
          </table:table-cell>
          <table:table-cell table:formula="of:=(([.F53]/[.B53])-1)*100" office:value-type="float" office:value="118.181818181818" calcext:value-type="float">
            <text:p>118.182</text:p>
          </table:table-cell>
          <table:table-cell table:formula="of:=(([.H53]/[.B53])-1)*100" office:value-type="float" office:value="-27.2727272727273" calcext:value-type="float">
            <text:p>-27.273</text:p>
          </table:table-cell>
          <table:table-cell table:formula="of:=(([.J53]/[.B53])-1)*100" office:value-type="float" office:value="2136.36363636364" calcext:value-type="float">
            <text:p>2136.364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eyer-sieber-e6v2.bils</text:p>
          </table:table-cell>
          <table:table-cell table:style-name="Default" office:value-type="float" office:value="0.034" calcext:value-type="float">
            <text:p>0.03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14" calcext:value-type="float">
            <text:p>150.014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0.092" calcext:value-type="float">
            <text:p>0.09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46.989" calcext:value-type="float">
            <text:p>146.989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54]/[.B54])-1)*100" office:value-type="float" office:value="441117.647058824" calcext:value-type="float">
            <text:p>441117.647</text:p>
          </table:table-cell>
          <table:table-cell table:formula="of:=(([.F54]/[.B54])-1)*100" office:value-type="float" office:value="170.588235294118" calcext:value-type="float">
            <text:p>170.588</text:p>
          </table:table-cell>
          <table:table-cell table:formula="of:=(([.H54]/[.B54])-1)*100" office:value-type="float" office:value="-26.4705882352941" calcext:value-type="float">
            <text:p>-26.471</text:p>
          </table:table-cell>
          <table:table-cell table:formula="of:=(([.J54]/[.B54])-1)*100" office:value-type="float" office:value="432220.588235294" calcext:value-type="float">
            <text:p>432220.588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eyer-sieber-e7.bil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152" calcext:value-type="float">
            <text:p>0.15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318" calcext:value-type="float">
            <text:p>0.318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55]/[.B55])-1)*100" office:value-type="float" office:value="2433.33333333333" calcext:value-type="float">
            <text:p>2433.333</text:p>
          </table:table-cell>
          <table:table-cell table:formula="of:=(([.F55]/[.B55])-1)*100" office:value-type="float" office:value="0" calcext:value-type="float">
            <text:p>0.000</text:p>
          </table:table-cell>
          <table:table-cell table:formula="of:=(([.H55]/[.B55])-1)*100" office:value-type="float" office:value="-33.3333333333333" calcext:value-type="float">
            <text:p>-33.333</text:p>
          </table:table-cell>
          <table:table-cell table:formula="of:=(([.J55]/[.B55])-1)*100" office:value-type="float" office:value="5200" calcext:value-type="float">
            <text:p>520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eyer-sieber-multi-inv.bils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8.658" calcext:value-type="float">
            <text:p>8.658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56]/[.B56])-1)*100" office:value-type="float" office:value="86480" calcext:value-type="float">
            <text:p>86480.000</text:p>
          </table:table-cell>
          <table:table-cell table:formula="of:=(([.F56]/[.B56])-1)*100" office:value-type="float" office:value="0" calcext:value-type="float">
            <text:p>0.000</text:p>
          </table:table-cell>
          <table:table-cell table:formula="of:=(([.H56]/[.B56])-1)*100" office:value-type="float" office:value="-50" calcext:value-type="float">
            <text:p>-50.000</text:p>
          </table:table-cell>
          <table:table-cell table:formula="of:=(([.J56]/[.B56])-1)*100" office:value-type="float" office:value="7900" calcext:value-type="float">
            <text:p>790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ult2.bils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107" calcext:value-type="float">
            <text:p>0.107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57]/[.B57])-1)*100" office:value-type="float" office:value="0" calcext:value-type="float">
            <text:p>0.000</text:p>
          </table:table-cell>
          <table:table-cell table:formula="of:=(([.F57]/[.B57])-1)*100" office:value-type="float" office:value="3.84615384615383" calcext:value-type="float">
            <text:p>3.846</text:p>
          </table:table-cell>
          <table:table-cell table:formula="of:=(([.H57]/[.B57])-1)*100" office:value-type="float" office:value="0" calcext:value-type="float">
            <text:p>0.000</text:p>
          </table:table-cell>
          <table:table-cell table:formula="of:=(([.J57]/[.B57])-1)*100" office:value-type="float" office:value="311.538461538461" calcext:value-type="float">
            <text:p>311.538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mult.bils</text:p>
          </table:table-cell>
          <table:table-cell table:style-name="Default" office:value-type="float" office:value="0.028" calcext:value-type="float">
            <text:p>0.028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8" calcext:value-type="float">
            <text:p>0.028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216" calcext:value-type="float">
            <text:p>0.216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58]/[.B58])-1)*100" office:value-type="float" office:value="-3.57142857142857" calcext:value-type="float">
            <text:p>-3.571</text:p>
          </table:table-cell>
          <table:table-cell table:formula="of:=(([.F58]/[.B58])-1)*100" office:value-type="float" office:value="0" calcext:value-type="float">
            <text:p>0.000</text:p>
          </table:table-cell>
          <table:table-cell table:formula="of:=(([.H58]/[.B58])-1)*100" office:value-type="float" office:value="-3.57142857142857" calcext:value-type="float">
            <text:p>-3.571</text:p>
          </table:table-cell>
          <table:table-cell table:formula="of:=(([.J58]/[.B58])-1)*100" office:value-type="float" office:value="671.428571428571" calcext:value-type="float">
            <text:p>671.429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r-equiv-int.bil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59]/[.B59])-1)*100" office:value-type="float" office:value="33.3333333333333" calcext:value-type="float">
            <text:p>33.333</text:p>
          </table:table-cell>
          <table:table-cell table:formula="of:=(([.F59]/[.B59])-1)*100" office:value-type="float" office:value="0" calcext:value-type="float">
            <text:p>0.000</text:p>
          </table:table-cell>
          <table:table-cell table:formula="of:=(([.H59]/[.B59])-1)*100" office:value-type="float" office:value="0" calcext:value-type="float">
            <text:p>0.000</text:p>
          </table:table-cell>
          <table:table-cell table:formula="of:=(([.J59]/[.B59])-1)*100" office:value-type="float" office:value="266.666666666667" calcext:value-type="float">
            <text:p>266.667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r-equiv-no-g-2.bil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2"/>
          <table:table-cell table:formula="of:=(([.D60]/[.B60])-1)*100" office:value-type="float" office:value="0" calcext:value-type="float">
            <text:p>0.000</text:p>
          </table:table-cell>
          <table:table-cell table:formula="of:=(([.F60]/[.B60])-1)*100" office:value-type="float" office:value="0" calcext:value-type="float">
            <text:p>0.000</text:p>
          </table:table-cell>
          <table:table-cell table:formula="of:=(([.H60]/[.B60])-1)*100" office:value-type="float" office:value="0" calcext:value-type="float">
            <text:p>0.000</text:p>
          </table:table-cell>
          <table:table-cell table:formula="of:=(([.J60]/[.B60])-1)*100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r-equiv-no-g.bil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2"/>
          <table:table-cell table:formula="of:=(([.D61]/[.B61])-1)*100" office:value-type="float" office:value="0" calcext:value-type="float">
            <text:p>0.000</text:p>
          </table:table-cell>
          <table:table-cell table:formula="of:=(([.F61]/[.B61])-1)*100" office:value-type="float" office:value="0" calcext:value-type="float">
            <text:p>0.000</text:p>
          </table:table-cell>
          <table:table-cell table:formula="of:=(([.H61]/[.B61])-1)*100" office:value-type="float" office:value="0" calcext:value-type="float">
            <text:p>0.000</text:p>
          </table:table-cell>
          <table:table-cell table:formula="of:=(([.J61]/[.B61])-1)*100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r-equiv-state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62]/[.B62])-1)*100" office:value-type="float" office:value="0" calcext:value-type="float">
            <text:p>0.000</text:p>
          </table:table-cell>
          <table:table-cell table:formula="of:=(([.F62]/[.B62])-1)*100" office:value-type="float" office:value="0" calcext:value-type="float">
            <text:p>0.000</text:p>
          </table:table-cell>
          <table:table-cell table:formula="of:=(([.H62]/[.B62])-1)*100" office:value-type="float" office:value="0" calcext:value-type="float">
            <text:p>0.000</text:p>
          </table:table-cell>
          <table:table-cell table:formula="of:=(([.J62]/[.B62])-1)*100" office:value-type="float" office:value="425" calcext:value-type="float">
            <text:p>425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r-equiv-unit.bil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63]/[.B63])-1)*100" office:value-type="float" office:value="33.3333333333333" calcext:value-type="float">
            <text:p>33.333</text:p>
          </table:table-cell>
          <table:table-cell table:formula="of:=(([.F63]/[.B63])-1)*100" office:value-type="float" office:value="0" calcext:value-type="float">
            <text:p>0.000</text:p>
          </table:table-cell>
          <table:table-cell table:formula="of:=(([.H63]/[.B63])-1)*100" office:value-type="float" office:value="0" calcext:value-type="float">
            <text:p>0.000</text:p>
          </table:table-cell>
          <table:table-cell table:formula="of:=(([.J63]/[.B63])-1)*100" office:value-type="float" office:value="266.666666666667" calcext:value-type="float">
            <text:p>266.667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once-or-twice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347" calcext:value-type="float">
            <text:p>0.347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64]/[.B64])-1)*100" office:value-type="float" office:value="300" calcext:value-type="float">
            <text:p>300.000</text:p>
          </table:table-cell>
          <table:table-cell table:formula="of:=(([.F64]/[.B64])-1)*100" office:value-type="float" office:value="0" calcext:value-type="float">
            <text:p>0.000</text:p>
          </table:table-cell>
          <table:table-cell table:formula="of:=(([.H64]/[.B64])-1)*100" office:value-type="float" office:value="0" calcext:value-type="float">
            <text:p>0.000</text:p>
          </table:table-cell>
          <table:table-cell table:formula="of:=(([.J64]/[.B64])-1)*100" office:value-type="float" office:value="8575" calcext:value-type="float">
            <text:p>8575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once-or-twice-v2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65]/[.B65])-1)*100" office:value-type="float" office:value="50" calcext:value-type="float">
            <text:p>50.000</text:p>
          </table:table-cell>
          <table:table-cell table:formula="of:=(([.F65]/[.B65])-1)*100" office:value-type="float" office:value="0" calcext:value-type="float">
            <text:p>0.000</text:p>
          </table:table-cell>
          <table:table-cell table:formula="of:=(([.H65]/[.B65])-1)*100" office:value-type="float" office:value="0" calcext:value-type="float">
            <text:p>0.000</text:p>
          </table:table-cell>
          <table:table-cell table:formula="of:=(([.J65]/[.B65])-1)*100" office:value-type="float" office:value="75" calcext:value-type="float">
            <text:p>75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perm-equiv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66]/[.B66])-1)*100" office:value-type="float" office:value="150" calcext:value-type="float">
            <text:p>150.000</text:p>
          </table:table-cell>
          <table:table-cell table:formula="of:=(([.F66]/[.B66])-1)*100" office:value-type="float" office:value="25" calcext:value-type="float">
            <text:p>25.000</text:p>
          </table:table-cell>
          <table:table-cell table:formula="of:=(([.H66]/[.B66])-1)*100" office:value-type="float" office:value="-25" calcext:value-type="float">
            <text:p>-25.000</text:p>
          </table:table-cell>
          <table:table-cell table:formula="of:=(([.J66]/[.B66])-1)*100" office:value-type="float" office:value="225" calcext:value-type="float">
            <text:p>225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pitts-1-2.bil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67]/[.B67])-1)*100" office:value-type="float" office:value="0" calcext:value-type="float">
            <text:p>0.000</text:p>
          </table:table-cell>
          <table:table-cell table:formula="of:=(([.F67]/[.B67])-1)*100" office:value-type="float" office:value="14.2857142857143" calcext:value-type="float">
            <text:p>14.286</text:p>
          </table:table-cell>
          <table:table-cell table:formula="of:=(([.H67]/[.B67])-1)*100" office:value-type="float" office:value="0" calcext:value-type="float">
            <text:p>0.000</text:p>
          </table:table-cell>
          <table:table-cell table:formula="of:=(([.J67]/[.B67])-1)*100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pitts-3.11.bil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68]/[.B68])-1)*100" office:value-type="float" office:value="0" calcext:value-type="float">
            <text:p>0.000</text:p>
          </table:table-cell>
          <table:table-cell table:formula="of:=(([.F68]/[.B68])-1)*100" office:value-type="float" office:value="0" calcext:value-type="float">
            <text:p>0.000</text:p>
          </table:table-cell>
          <table:table-cell table:formula="of:=(([.H68]/[.B68])-1)*100" office:value-type="float" office:value="0" calcext:value-type="float">
            <text:p>0.000</text:p>
          </table:table-cell>
          <table:table-cell table:formula="of:=(([.J68]/[.B68])-1)*100" office:value-type="float" office:value="80" calcext:value-type="float">
            <text:p>8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pitts-3.11v2.bil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69]/[.B69])-1)*100" office:value-type="float" office:value="0" calcext:value-type="float">
            <text:p>0.000</text:p>
          </table:table-cell>
          <table:table-cell table:formula="of:=(([.F69]/[.B69])-1)*100" office:value-type="float" office:value="33.3333333333333" calcext:value-type="float">
            <text:p>33.333</text:p>
          </table:table-cell>
          <table:table-cell table:formula="of:=(([.H69]/[.B69])-1)*100" office:value-type="float" office:value="0" calcext:value-type="float">
            <text:p>0.000</text:p>
          </table:table-cell>
          <table:table-cell table:formula="of:=(([.J69]/[.B69])-1)*100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 calcext:value-type="string">
            <text:p>qsort-isort-N100.bils</text:p>
          </table:table-cell>
          <table:table-cell table:style-name="ce2" office:value-type="float" office:value="0.263" calcext:value-type="float">
            <text:p>0.26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7.306" calcext:value-type="float">
            <text:p>17.306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0.263" calcext:value-type="float">
            <text:p>0.26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.255" calcext:value-type="float">
            <text:p>0.25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3.86" calcext:value-type="float">
            <text:p>13.86</text:p>
          </table:table-cell>
          <table:table-cell table:style-name="ce2" office:value-type="string" calcext:value-type="string">
            <text:p>N/A</text:p>
          </table:table-cell>
          <table:table-cell table:style-name="ce2" table:number-columns-repeated="2"/>
          <table:table-cell table:style-name="ce9" table:formula="of:=(([.D70]/[.B70])-1)*100" office:value-type="float" office:value="6480.22813688213" calcext:value-type="float">
            <text:p>6480.228</text:p>
          </table:table-cell>
          <table:table-cell table:style-name="ce9" table:formula="of:=(([.F70]/[.B70])-1)*100" office:value-type="float" office:value="0" calcext:value-type="float">
            <text:p>0.000</text:p>
          </table:table-cell>
          <table:table-cell table:style-name="ce9" table:formula="of:=(([.H70]/[.B70])-1)*100" office:value-type="float" office:value="-3.04182509505704" calcext:value-type="float">
            <text:p>-3.042</text:p>
          </table:table-cell>
          <table:table-cell table:style-name="ce9" table:formula="of:=(([.J70]/[.B70])-1)*100" office:value-type="float" office:value="5169.96197718631" calcext:value-type="float">
            <text:p>5169.962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recursive.bils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69" calcext:value-type="float">
            <text:p>0.069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71]/[.B71])-1)*100" office:value-type="float" office:value="14.2857142857143" calcext:value-type="float">
            <text:p>14.286</text:p>
          </table:table-cell>
          <table:table-cell table:formula="of:=(([.F71]/[.B71])-1)*100" office:value-type="float" office:value="7.14285714285714" calcext:value-type="float">
            <text:p>7.143</text:p>
          </table:table-cell>
          <table:table-cell table:formula="of:=(([.H71]/[.B71])-1)*100" office:value-type="float" office:value="7.14285714285714" calcext:value-type="float">
            <text:p>7.143</text:p>
          </table:table-cell>
          <table:table-cell table:formula="of:=(([.J71]/[.B71])-1)*100" office:value-type="float" office:value="392.857142857143" calcext:value-type="float">
            <text:p>392.857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reve-ackermann.bils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41" calcext:value-type="float">
            <text:p>0.04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219" calcext:value-type="float">
            <text:p>0.219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72]/[.B72])-1)*100" office:value-type="float" office:value="2.49999999999999" calcext:value-type="float">
            <text:p>2.500</text:p>
          </table:table-cell>
          <table:table-cell table:formula="of:=(([.F72]/[.B72])-1)*100" office:value-type="float" office:value="0" calcext:value-type="float">
            <text:p>0.000</text:p>
          </table:table-cell>
          <table:table-cell table:formula="of:=(([.H72]/[.B72])-1)*100" office:value-type="float" office:value="0" calcext:value-type="float">
            <text:p>0.000</text:p>
          </table:table-cell>
          <table:table-cell table:formula="of:=(([.J72]/[.B72])-1)*100" office:value-type="float" office:value="447.5" calcext:value-type="float">
            <text:p>447.5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reve-add-horn.bils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76" calcext:value-type="float">
            <text:p>0.076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73]/[.B73])-1)*100" office:value-type="float" office:value="0" calcext:value-type="float">
            <text:p>0.000</text:p>
          </table:table-cell>
          <table:table-cell table:formula="of:=(([.F73]/[.B73])-1)*100" office:value-type="float" office:value="0" calcext:value-type="float">
            <text:p>0.000</text:p>
          </table:table-cell>
          <table:table-cell table:formula="of:=(([.H73]/[.B73])-1)*100" office:value-type="float" office:value="5" calcext:value-type="float">
            <text:p>5.000</text:p>
          </table:table-cell>
          <table:table-cell table:formula="of:=(([.J73]/[.B73])-1)*100" office:value-type="float" office:value="280" calcext:value-type="float">
            <text:p>28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reve-barthe2.bil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74]/[.B74])-1)*100" office:value-type="float" office:value="0" calcext:value-type="float">
            <text:p>0.000</text:p>
          </table:table-cell>
          <table:table-cell table:formula="of:=(([.F74]/[.B74])-1)*100" office:value-type="float" office:value="0" calcext:value-type="float">
            <text:p>0.000</text:p>
          </table:table-cell>
          <table:table-cell table:formula="of:=(([.H74]/[.B74])-1)*100" office:value-type="float" office:value="0" calcext:value-type="float">
            <text:p>0.000</text:p>
          </table:table-cell>
          <table:table-cell table:formula="of:=(([.J74]/[.B74])-1)*100" office:value-type="float" office:value="33.3333333333333" calcext:value-type="float">
            <text:p>33.33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reve-barthe.bils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75]/[.B75])-1)*100" office:value-type="float" office:value="9.0909090909091" calcext:value-type="float">
            <text:p>9.091</text:p>
          </table:table-cell>
          <table:table-cell table:formula="of:=(([.F75]/[.B75])-1)*100" office:value-type="float" office:value="0" calcext:value-type="float">
            <text:p>0.000</text:p>
          </table:table-cell>
          <table:table-cell table:formula="of:=(([.H75]/[.B75])-1)*100" office:value-type="float" office:value="0" calcext:value-type="float">
            <text:p>0.000</text:p>
          </table:table-cell>
          <table:table-cell table:formula="of:=(([.J75]/[.B75])-1)*100" office:value-type="float" office:value="36.3636363636364" calcext:value-type="float">
            <text:p>36.364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reve-inlining.bils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508" calcext:value-type="float">
            <text:p>0.508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76]/[.B76])-1)*100" office:value-type="float" office:value="3.84615384615383" calcext:value-type="float">
            <text:p>3.846</text:p>
          </table:table-cell>
          <table:table-cell table:formula="of:=(([.F76]/[.B76])-1)*100" office:value-type="float" office:value="11.5384615384615" calcext:value-type="float">
            <text:p>11.538</text:p>
          </table:table-cell>
          <table:table-cell table:formula="of:=(([.H76]/[.B76])-1)*100" office:value-type="float" office:value="3.84615384615383" calcext:value-type="float">
            <text:p>3.846</text:p>
          </table:table-cell>
          <table:table-cell table:formula="of:=(([.J76]/[.B76])-1)*100" office:value-type="float" office:value="1853.84615384615" calcext:value-type="float">
            <text:p>1853.846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reve-limit1unrolled.bils</text:p>
          </table:table-cell>
          <table:table-cell table:style-name="Default" office:value-type="float" office:value="0.046" calcext:value-type="float">
            <text:p>0.04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47" calcext:value-type="float">
            <text:p>0.04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46" calcext:value-type="float">
            <text:p>0.04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46" calcext:value-type="float">
            <text:p>0.04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77]/[.B77])-1)*100" office:value-type="float" office:value="2.17391304347827" calcext:value-type="float">
            <text:p>2.174</text:p>
          </table:table-cell>
          <table:table-cell table:formula="of:=(([.F77]/[.B77])-1)*100" office:value-type="float" office:value="0" calcext:value-type="float">
            <text:p>0.000</text:p>
          </table:table-cell>
          <table:table-cell table:formula="of:=(([.H77]/[.B77])-1)*100" office:value-type="float" office:value="0" calcext:value-type="float">
            <text:p>0.000</text:p>
          </table:table-cell>
          <table:table-cell table:formula="of:=(([.J77]/[.B77])-1)*100" office:value-type="float" office:value="1030.4347826087" calcext:value-type="float">
            <text:p>1030.435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reve-limit2.bils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54" calcext:value-type="float">
            <text:p>0.054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78]/[.B78])-1)*100" office:value-type="float" office:value="-7.14285714285714" calcext:value-type="float">
            <text:p>-7.143</text:p>
          </table:table-cell>
          <table:table-cell table:formula="of:=(([.F78]/[.B78])-1)*100" office:value-type="float" office:value="0" calcext:value-type="float">
            <text:p>0.000</text:p>
          </table:table-cell>
          <table:table-cell table:formula="of:=(([.H78]/[.B78])-1)*100" office:value-type="float" office:value="0" calcext:value-type="float">
            <text:p>0.000</text:p>
          </table:table-cell>
          <table:table-cell table:formula="of:=(([.J78]/[.B78])-1)*100" office:value-type="float" office:value="285.714285714286" calcext:value-type="float">
            <text:p>285.714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reve-loop5.bil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79]/[.B79])-1)*100" office:value-type="float" office:value="0" calcext:value-type="float">
            <text:p>0.000</text:p>
          </table:table-cell>
          <table:table-cell table:formula="of:=(([.F79]/[.B79])-1)*100" office:value-type="float" office:value="-14.2857142857143" calcext:value-type="float">
            <text:p>-14.286</text:p>
          </table:table-cell>
          <table:table-cell table:formula="of:=(([.H79]/[.B79])-1)*100" office:value-type="float" office:value="-14.2857142857143" calcext:value-type="float">
            <text:p>-14.286</text:p>
          </table:table-cell>
          <table:table-cell table:formula="of:=(([.J79]/[.B79])-1)*100" office:value-type="float" office:value="42.8571428571429" calcext:value-type="float">
            <text:p>42.857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reve-mccarthy.bils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48" calcext:value-type="float">
            <text:p>0.048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80]/[.B80])-1)*100" office:value-type="float" office:value="0" calcext:value-type="float">
            <text:p>0.000</text:p>
          </table:table-cell>
          <table:table-cell table:formula="of:=(([.F80]/[.B80])-1)*100" office:value-type="float" office:value="0" calcext:value-type="float">
            <text:p>0.000</text:p>
          </table:table-cell>
          <table:table-cell table:formula="of:=(([.H80]/[.B80])-1)*100" office:value-type="float" office:value="5.88235294117647" calcext:value-type="float">
            <text:p>5.882</text:p>
          </table:table-cell>
          <table:table-cell table:formula="of:=(([.J80]/[.B80])-1)*100" office:value-type="float" office:value="182.352941176471" calcext:value-type="float">
            <text:p>182.35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reve-nested-while.bil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81]/[.B81])-1)*100" office:value-type="float" office:value="0" calcext:value-type="float">
            <text:p>0.000</text:p>
          </table:table-cell>
          <table:table-cell table:formula="of:=(([.F81]/[.B81])-1)*100" office:value-type="float" office:value="0" calcext:value-type="float">
            <text:p>0.000</text:p>
          </table:table-cell>
          <table:table-cell table:formula="of:=(([.H81]/[.B81])-1)*100" office:value-type="float" office:value="0" calcext:value-type="float">
            <text:p>0.000</text:p>
          </table:table-cell>
          <table:table-cell table:formula="of:=(([.J81]/[.B81])-1)*100" office:value-type="float" office:value="42.8571428571429" calcext:value-type="float">
            <text:p>42.857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reve-square-twice.bils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82]/[.B82])-1)*100" office:value-type="float" office:value="0" calcext:value-type="float">
            <text:p>0.000</text:p>
          </table:table-cell>
          <table:table-cell table:formula="of:=(([.F82]/[.B82])-1)*100" office:value-type="float" office:value="-11.1111111111111" calcext:value-type="float">
            <text:p>-11.111</text:p>
          </table:table-cell>
          <table:table-cell table:formula="of:=(([.H82]/[.B82])-1)*100" office:value-type="float" office:value="0" calcext:value-type="float">
            <text:p>0.000</text:p>
          </table:table-cell>
          <table:table-cell table:formula="of:=(([.J82]/[.B82])-1)*100" office:value-type="float" office:value="11.1111111111111" calcext:value-type="float">
            <text:p>11.111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rvt-id.bils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83]/[.B83])-1)*100" office:value-type="float" office:value="9.0909090909091" calcext:value-type="float">
            <text:p>9.091</text:p>
          </table:table-cell>
          <table:table-cell table:formula="of:=(([.F83]/[.B83])-1)*100" office:value-type="float" office:value="9.0909090909091" calcext:value-type="float">
            <text:p>9.091</text:p>
          </table:table-cell>
          <table:table-cell table:formula="of:=(([.H83]/[.B83])-1)*100" office:value-type="float" office:value="9.0909090909091" calcext:value-type="float">
            <text:p>9.091</text:p>
          </table:table-cell>
          <table:table-cell table:formula="of:=(([.J83]/[.B83])-1)*100" office:value-type="float" office:value="218.181818181818" calcext:value-type="float">
            <text:p>218.182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rvt-increase-in-call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84]/[.B84])-1)*100" office:value-type="float" office:value="0" calcext:value-type="float">
            <text:p>0.000</text:p>
          </table:table-cell>
          <table:table-cell table:formula="of:=(([.F84]/[.B84])-1)*100" office:value-type="float" office:value="0" calcext:value-type="float">
            <text:p>0.000</text:p>
          </table:table-cell>
          <table:table-cell table:formula="of:=(([.H84]/[.B84])-1)*100" office:value-type="float" office:value="0" calcext:value-type="float">
            <text:p>0.000</text:p>
          </table:table-cell>
          <table:table-cell table:formula="of:=(([.J84]/[.B84])-1)*100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rvt-value.bils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85]/[.B85])-1)*100" office:value-type="float" office:value="-16.6666666666667" calcext:value-type="float">
            <text:p>-16.667</text:p>
          </table:table-cell>
          <table:table-cell table:formula="of:=(([.F85]/[.B85])-1)*100" office:value-type="float" office:value="-16.6666666666667" calcext:value-type="float">
            <text:p>-16.667</text:p>
          </table:table-cell>
          <table:table-cell table:formula="of:=(([.H85]/[.B85])-1)*100" office:value-type="float" office:value="-16.6666666666667" calcext:value-type="float">
            <text:p>-16.667</text:p>
          </table:table-cell>
          <table:table-cell table:formula="of:=(([.J85]/[.B85])-1)*100" office:value-type="float" office:value="108.333333333333" calcext:value-type="float">
            <text:p>108.33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igma-gc-equiv.bils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86]/[.B86])-1)*100" office:value-type="float" office:value="-12.5" calcext:value-type="float">
            <text:p>-12.500</text:p>
          </table:table-cell>
          <table:table-cell table:formula="of:=(([.F86]/[.B86])-1)*100" office:value-type="float" office:value="-12.5" calcext:value-type="float">
            <text:p>-12.500</text:p>
          </table:table-cell>
          <table:table-cell table:formula="of:=(([.H86]/[.B86])-1)*100" office:value-type="float" office:value="-12.5" calcext:value-type="float">
            <text:p>-12.500</text:p>
          </table:table-cell>
          <table:table-cell table:formula="of:=(([.J86]/[.B86])-1)*100" office:value-type="float" office:value="-12.5" calcext:value-type="float">
            <text:p>-12.5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tate-dependent-1.bil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87]/[.B87])-1)*100" office:value-type="float" office:value="-16.6666666666667" calcext:value-type="float">
            <text:p>-16.667</text:p>
          </table:table-cell>
          <table:table-cell table:formula="of:=(([.F87]/[.B87])-1)*100" office:value-type="float" office:value="-16.6666666666667" calcext:value-type="float">
            <text:p>-16.667</text:p>
          </table:table-cell>
          <table:table-cell table:formula="of:=(([.H87]/[.B87])-1)*100" office:value-type="float" office:value="-16.6666666666667" calcext:value-type="float">
            <text:p>-16.667</text:p>
          </table:table-cell>
          <table:table-cell table:formula="of:=(([.J87]/[.B87])-1)*100" office:value-type="float" office:value="-16.6666666666667" calcext:value-type="float">
            <text:p>-16.667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tate-dependent-2.bil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88]/[.B88])-1)*100" office:value-type="float" office:value="-16.6666666666667" calcext:value-type="float">
            <text:p>-16.667</text:p>
          </table:table-cell>
          <table:table-cell table:formula="of:=(([.F88]/[.B88])-1)*100" office:value-type="float" office:value="0" calcext:value-type="float">
            <text:p>0.000</text:p>
          </table:table-cell>
          <table:table-cell table:formula="of:=(([.H88]/[.B88])-1)*100" office:value-type="float" office:value="-16.6666666666667" calcext:value-type="float">
            <text:p>-16.667</text:p>
          </table:table-cell>
          <table:table-cell table:formula="of:=(([.J88]/[.B88])-1)*100" office:value-type="float" office:value="-33.3333333333333" calcext:value-type="float">
            <text:p>-33.33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tate-dependent-3.bils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89]/[.B89])-1)*100" office:value-type="float" office:value="-9.09090909090908" calcext:value-type="float">
            <text:p>-9.091</text:p>
          </table:table-cell>
          <table:table-cell table:formula="of:=(([.F89]/[.B89])-1)*100" office:value-type="float" office:value="-9.09090909090908" calcext:value-type="float">
            <text:p>-9.091</text:p>
          </table:table-cell>
          <table:table-cell table:formula="of:=(([.H89]/[.B89])-1)*100" office:value-type="float" office:value="-45.4545454545455" calcext:value-type="float">
            <text:p>-45.455</text:p>
          </table:table-cell>
          <table:table-cell table:formula="of:=(([.J89]/[.B89])-1)*100" office:value-type="float" office:value="-45.4545454545455" calcext:value-type="float">
            <text:p>-45.455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tate-dependent-4.bil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90]/[.B90])-1)*100" office:value-type="float" office:value="3233.33333333333" calcext:value-type="float">
            <text:p>3233.333</text:p>
          </table:table-cell>
          <table:table-cell table:formula="of:=(([.F90]/[.B90])-1)*100" office:value-type="float" office:value="0" calcext:value-type="float">
            <text:p>0.000</text:p>
          </table:table-cell>
          <table:table-cell table:formula="of:=(([.H90]/[.B90])-1)*100" office:value-type="float" office:value="0" calcext:value-type="float">
            <text:p>0.000</text:p>
          </table:table-cell>
          <table:table-cell table:formula="of:=(([.J90]/[.B90])-1)*100" office:value-type="float" office:value="10233.3333333333" calcext:value-type="float">
            <text:p>10233.33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tate-dependent-4v2.bils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91]/[.B91])-1)*100" office:value-type="float" office:value="-11.1111111111111" calcext:value-type="float">
            <text:p>-11.111</text:p>
          </table:table-cell>
          <table:table-cell table:formula="of:=(([.F91]/[.B91])-1)*100" office:value-type="float" office:value="33.3333333333333" calcext:value-type="float">
            <text:p>33.333</text:p>
          </table:table-cell>
          <table:table-cell table:formula="of:=(([.H91]/[.B91])-1)*100" office:value-type="float" office:value="-33.3333333333333" calcext:value-type="float">
            <text:p>-33.333</text:p>
          </table:table-cell>
          <table:table-cell table:formula="of:=(([.J91]/[.B91])-1)*100" office:value-type="float" office:value="-11.1111111111111" calcext:value-type="float">
            <text:p>-11.111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tateful-args-eq-2.bils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219" calcext:value-type="float">
            <text:p>0.219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92]/[.B92])-1)*100" office:value-type="float" office:value="-10.5263157894737" calcext:value-type="float">
            <text:p>-10.526</text:p>
          </table:table-cell>
          <table:table-cell table:formula="of:=(([.F92]/[.B92])-1)*100" office:value-type="float" office:value="68.421052631579" calcext:value-type="float">
            <text:p>68.421</text:p>
          </table:table-cell>
          <table:table-cell table:formula="of:=(([.H92]/[.B92])-1)*100" office:value-type="float" office:value="-47.3684210526316" calcext:value-type="float">
            <text:p>-47.368</text:p>
          </table:table-cell>
          <table:table-cell table:formula="of:=(([.J92]/[.B92])-1)*100" office:value-type="float" office:value="1052.63157894737" calcext:value-type="float">
            <text:p>1052.632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tateful-args-eq.bils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202" calcext:value-type="float">
            <text:p>0.202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93]/[.B93])-1)*100" office:value-type="float" office:value="-5.55555555555556" calcext:value-type="float">
            <text:p>-5.556</text:p>
          </table:table-cell>
          <table:table-cell table:formula="of:=(([.F93]/[.B93])-1)*100" office:value-type="float" office:value="77.7777777777778" calcext:value-type="float">
            <text:p>77.778</text:p>
          </table:table-cell>
          <table:table-cell table:formula="of:=(([.H93]/[.B93])-1)*100" office:value-type="float" office:value="-44.4444444444444" calcext:value-type="float">
            <text:p>-44.444</text:p>
          </table:table-cell>
          <table:table-cell table:formula="of:=(([.J93]/[.B93])-1)*100" office:value-type="float" office:value="1022.22222222222" calcext:value-type="float">
            <text:p>1022.222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wap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94]/[.B94])-1)*100" office:value-type="float" office:value="0" calcext:value-type="float">
            <text:p>0.000</text:p>
          </table:table-cell>
          <table:table-cell table:formula="of:=(([.F94]/[.B94])-1)*100" office:value-type="float" office:value="0" calcext:value-type="float">
            <text:p>0.000</text:p>
          </table:table-cell>
          <table:table-cell table:formula="of:=(([.H94]/[.B94])-1)*100" office:value-type="float" office:value="0" calcext:value-type="float">
            <text:p>0.000</text:p>
          </table:table-cell>
          <table:table-cell table:formula="of:=(([.J94]/[.B94])-1)*100" office:value-type="float" office:value="75" calcext:value-type="float">
            <text:p>75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wap-v2.bil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95]/[.B95])-1)*100" office:value-type="float" office:value="0" calcext:value-type="float">
            <text:p>0.000</text:p>
          </table:table-cell>
          <table:table-cell table:formula="of:=(([.F95]/[.B95])-1)*100" office:value-type="float" office:value="-20" calcext:value-type="float">
            <text:p>-20.000</text:p>
          </table:table-cell>
          <table:table-cell table:formula="of:=(([.H95]/[.B95])-1)*100" office:value-type="float" office:value="0" calcext:value-type="float">
            <text:p>0.000</text:p>
          </table:table-cell>
          <table:table-cell table:formula="of:=(([.J95]/[.B95])-1)*100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ymb-const-1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103" calcext:value-type="float">
            <text:p>0.10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112" calcext:value-type="float">
            <text:p>0.112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96]/[.B96])-1)*100" office:value-type="float" office:value="2475" calcext:value-type="float">
            <text:p>2475.000</text:p>
          </table:table-cell>
          <table:table-cell table:formula="of:=(([.F96]/[.B96])-1)*100" office:value-type="float" office:value="0" calcext:value-type="float">
            <text:p>0.000</text:p>
          </table:table-cell>
          <table:table-cell table:formula="of:=(([.H96]/[.B96])-1)*100" office:value-type="float" office:value="0" calcext:value-type="float">
            <text:p>0.000</text:p>
          </table:table-cell>
          <table:table-cell table:formula="of:=(([.J96]/[.B96])-1)*100" office:value-type="float" office:value="2700" calcext:value-type="float">
            <text:p>270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ymb-const-2.bil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116" calcext:value-type="float">
            <text:p>0.116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97]/[.B97])-1)*100" office:value-type="float" office:value="200" calcext:value-type="float">
            <text:p>200.000</text:p>
          </table:table-cell>
          <table:table-cell table:formula="of:=(([.F97]/[.B97])-1)*100" office:value-type="float" office:value="-20" calcext:value-type="float">
            <text:p>-20.000</text:p>
          </table:table-cell>
          <table:table-cell table:formula="of:=(([.H97]/[.B97])-1)*100" office:value-type="float" office:value="-20" calcext:value-type="float">
            <text:p>-20.000</text:p>
          </table:table-cell>
          <table:table-cell table:formula="of:=(([.J97]/[.B97])-1)*100" office:value-type="float" office:value="2220" calcext:value-type="float">
            <text:p>222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ymb-const-5.bil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98]/[.B98])-1)*100" office:value-type="float" office:value="40" calcext:value-type="float">
            <text:p>40.000</text:p>
          </table:table-cell>
          <table:table-cell table:formula="of:=(([.F98]/[.B98])-1)*100" office:value-type="float" office:value="-20" calcext:value-type="float">
            <text:p>-20.000</text:p>
          </table:table-cell>
          <table:table-cell table:formula="of:=(([.H98]/[.B98])-1)*100" office:value-type="float" office:value="-20" calcext:value-type="float">
            <text:p>-20.000</text:p>
          </table:table-cell>
          <table:table-cell table:formula="of:=(([.J98]/[.B98])-1)*100" office:value-type="float" office:value="660" calcext:value-type="float">
            <text:p>66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ymb-const-6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99]/[.B99])-1)*100" office:value-type="float" office:value="75" calcext:value-type="float">
            <text:p>75.000</text:p>
          </table:table-cell>
          <table:table-cell table:formula="of:=(([.F99]/[.B99])-1)*100" office:value-type="float" office:value="0" calcext:value-type="float">
            <text:p>0.000</text:p>
          </table:table-cell>
          <table:table-cell table:formula="of:=(([.H99]/[.B99])-1)*100" office:value-type="float" office:value="0" calcext:value-type="float">
            <text:p>0.000</text:p>
          </table:table-cell>
          <table:table-cell table:formula="of:=(([.J99]/[.B99])-1)*100" office:value-type="float" office:value="775" calcext:value-type="float">
            <text:p>775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ymb-const-min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00]/[.B100])-1)*100" office:value-type="float" office:value="0" calcext:value-type="float">
            <text:p>0.000</text:p>
          </table:table-cell>
          <table:table-cell table:formula="of:=(([.F100]/[.B100])-1)*100" office:value-type="float" office:value="0" calcext:value-type="float">
            <text:p>0.000</text:p>
          </table:table-cell>
          <table:table-cell table:formula="of:=(([.H100]/[.B100])-1)*100" office:value-type="float" office:value="0" calcext:value-type="float">
            <text:p>0.000</text:p>
          </table:table-cell>
          <table:table-cell table:formula="of:=(([.J100]/[.B100])-1)*100" office:value-type="float" office:value="50" calcext:value-type="float">
            <text:p>5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yteci-call-lock.bils</text:p>
          </table:table-cell>
          <table:table-cell table:style-name="Default" office:value-type="float" office:value="0.312" calcext:value-type="float">
            <text:p>0.31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336" calcext:value-type="float">
            <text:p>0.33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22.241" calcext:value-type="float">
            <text:p>22.24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23.114" calcext:value-type="float">
            <text:p>23.11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50.054" calcext:value-type="float">
            <text:p>150.054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2"/>
          <table:table-cell table:formula="of:=(([.D101]/[.B101])-1)*100" office:value-type="float" office:value="7.69230769230771" calcext:value-type="float">
            <text:p>7.692</text:p>
          </table:table-cell>
          <table:table-cell table:formula="of:=(([.F101]/[.B101])-1)*100" office:value-type="float" office:value="7028.52564102564" calcext:value-type="float">
            <text:p>7028.526</text:p>
          </table:table-cell>
          <table:table-cell table:formula="of:=(([.H101]/[.B101])-1)*100" office:value-type="float" office:value="7308.33333333333" calcext:value-type="float">
            <text:p>7308.333</text:p>
          </table:table-cell>
          <table:table-cell table:formula="of:=(([.J101]/[.B101])-1)*100" office:value-type="float" office:value="47994.2307692308" calcext:value-type="float">
            <text:p>47994.231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yteci-fact.bils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02]/[.B102])-1)*100" office:value-type="float" office:value="0" calcext:value-type="float">
            <text:p>0.000</text:p>
          </table:table-cell>
          <table:table-cell table:formula="of:=(([.F102]/[.B102])-1)*100" office:value-type="float" office:value="20" calcext:value-type="float">
            <text:p>20.000</text:p>
          </table:table-cell>
          <table:table-cell table:formula="of:=(([.H102]/[.B102])-1)*100" office:value-type="float" office:value="20" calcext:value-type="float">
            <text:p>20.000</text:p>
          </table:table-cell>
          <table:table-cell table:formula="of:=(([.J102]/[.B102])-1)*100" office:value-type="float" office:value="70" calcext:value-type="float">
            <text:p>70.00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yteci-fact-state.bils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03]/[.B103])-1)*100" office:value-type="float" office:value="-4.76190476190477" calcext:value-type="float">
            <text:p>-4.762</text:p>
          </table:table-cell>
          <table:table-cell table:formula="of:=(([.F103]/[.B103])-1)*100" office:value-type="float" office:value="9.52380952380951" calcext:value-type="float">
            <text:p>9.524</text:p>
          </table:table-cell>
          <table:table-cell table:formula="of:=(([.H103]/[.B103])-1)*100" office:value-type="float" office:value="14.2857142857143" calcext:value-type="float">
            <text:p>14.286</text:p>
          </table:table-cell>
          <table:table-cell table:formula="of:=(([.J103]/[.B103])-1)*100" office:value-type="float" office:value="19.047619047619" calcext:value-type="float">
            <text:p>19.048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yteci-irrerse-state.bils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04]/[.B104])-1)*100" office:value-type="float" office:value="-16.6666666666667" calcext:value-type="float">
            <text:p>-16.667</text:p>
          </table:table-cell>
          <table:table-cell table:formula="of:=(([.F104]/[.B104])-1)*100" office:value-type="float" office:value="16.6666666666667" calcext:value-type="float">
            <text:p>16.667</text:p>
          </table:table-cell>
          <table:table-cell table:formula="of:=(([.H104]/[.B104])-1)*100" office:value-type="float" office:value="-16.6666666666667" calcext:value-type="float">
            <text:p>-16.667</text:p>
          </table:table-cell>
          <table:table-cell table:formula="of:=(([.J104]/[.B104])-1)*100" office:value-type="float" office:value="-33.3333333333333" calcext:value-type="float">
            <text:p>-33.33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yteci-iterator.bils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05]/[.B105])-1)*100" office:value-type="float" office:value="71.4285714285714" calcext:value-type="float">
            <text:p>71.429</text:p>
          </table:table-cell>
          <table:table-cell table:formula="of:=(([.F105]/[.B105])-1)*100" office:value-type="float" office:value="0" calcext:value-type="float">
            <text:p>0.000</text:p>
          </table:table-cell>
          <table:table-cell table:formula="of:=(([.H105]/[.B105])-1)*100" office:value-type="float" office:value="14.2857142857143" calcext:value-type="float">
            <text:p>14.286</text:p>
          </table:table-cell>
          <table:table-cell table:formula="of:=(([.J105]/[.B105])-1)*100" office:value-type="float" office:value="71.4285714285714" calcext:value-type="float">
            <text:p>71.429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yteci-iterator-unfold.bils</text:p>
          </table:table-cell>
          <table:table-cell table:style-name="Default" office:value-type="float" office:value="0.028" calcext:value-type="float">
            <text:p>0.028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.864" calcext:value-type="float">
            <text:p>1.86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28.697" calcext:value-type="float">
            <text:p>28.697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06]/[.B106])-1)*100" office:value-type="float" office:value="6557.14285714286" calcext:value-type="float">
            <text:p>6557.143</text:p>
          </table:table-cell>
          <table:table-cell table:formula="of:=(([.F106]/[.B106])-1)*100" office:value-type="float" office:value="-3.57142857142857" calcext:value-type="float">
            <text:p>-3.571</text:p>
          </table:table-cell>
          <table:table-cell table:formula="of:=(([.H106]/[.B106])-1)*100" office:value-type="float" office:value="3.57142857142858" calcext:value-type="float">
            <text:p>3.571</text:p>
          </table:table-cell>
          <table:table-cell table:formula="of:=(([.J106]/[.B106])-1)*100" office:value-type="float" office:value="102389.285714286" calcext:value-type="float">
            <text:p>102389.286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yteci-rep-ind.bils</text:p>
          </table:table-cell>
          <table:table-cell table:style-name="Default" office:value-type="float" office:value="0.117" calcext:value-type="float">
            <text:p>0.11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128" calcext:value-type="float">
            <text:p>0.128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50.024" calcext:value-type="float">
            <text:p>150.024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150.023" calcext:value-type="float">
            <text:p>150.023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150.065" calcext:value-type="float">
            <text:p>150.065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2"/>
          <table:table-cell table:formula="of:=(([.D107]/[.B107])-1)*100" office:value-type="float" office:value="9.40170940170939" calcext:value-type="float">
            <text:p>9.402</text:p>
          </table:table-cell>
          <table:table-cell table:formula="of:=(([.F107]/[.B107])-1)*100" office:value-type="float" office:value="128125.641025641" calcext:value-type="float">
            <text:p>128125.641</text:p>
          </table:table-cell>
          <table:table-cell table:formula="of:=(([.H107]/[.B107])-1)*100" office:value-type="float" office:value="128124.786324786" calcext:value-type="float">
            <text:p>128124.786</text:p>
          </table:table-cell>
          <table:table-cell table:formula="of:=(([.J107]/[.B107])-1)*100" office:value-type="float" office:value="128160.683760684" calcext:value-type="float">
            <text:p>128160.684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yteci-well-bracket-state.bils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08]/[.B108])-1)*100" office:value-type="float" office:value="-5.55555555555556" calcext:value-type="float">
            <text:p>-5.556</text:p>
          </table:table-cell>
          <table:table-cell table:formula="of:=(([.F108]/[.B108])-1)*100" office:value-type="float" office:value="33.3333333333333" calcext:value-type="float">
            <text:p>33.333</text:p>
          </table:table-cell>
          <table:table-cell table:formula="of:=(([.H108]/[.B108])-1)*100" office:value-type="float" office:value="22.2222222222222" calcext:value-type="float">
            <text:p>22.222</text:p>
          </table:table-cell>
          <table:table-cell table:formula="of:=(([.J108]/[.B108])-1)*100" office:value-type="float" office:value="61.1111111111111" calcext:value-type="float">
            <text:p>61.111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takeuchi-knuth.bils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09]/[.B109])-1)*100" office:value-type="float" office:value="0" calcext:value-type="float">
            <text:p>0.000</text:p>
          </table:table-cell>
          <table:table-cell table:formula="of:=(([.F109]/[.B109])-1)*100" office:value-type="float" office:value="21.0526315789474" calcext:value-type="float">
            <text:p>21.053</text:p>
          </table:table-cell>
          <table:table-cell table:formula="of:=(([.H109]/[.B109])-1)*100" office:value-type="float" office:value="15.7894736842105" calcext:value-type="float">
            <text:p>15.789</text:p>
          </table:table-cell>
          <table:table-cell table:formula="of:=(([.J109]/[.B109])-1)*100" office:value-type="float" office:value="84.2105263157895" calcext:value-type="float">
            <text:p>84.211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trivial-equiv.bil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string" calcext:value-type="string">
            <text:p>N/A</text:p>
          </table:table-cell>
          <table:table-cell table:style-name="Default" table:number-columns-repeated="2"/>
          <table:table-cell table:formula="of:=(([.D110]/[.B110])-1)*100" office:value-type="float" office:value="0" calcext:value-type="float">
            <text:p>0.000</text:p>
          </table:table-cell>
          <table:table-cell table:formula="of:=(([.F110]/[.B110])-1)*100" office:value-type="float" office:value="0" calcext:value-type="float">
            <text:p>0.000</text:p>
          </table:table-cell>
          <table:table-cell table:formula="of:=(([.H110]/[.B110])-1)*100" office:value-type="float" office:value="0" calcext:value-type="float">
            <text:p>0.000</text:p>
          </table:table-cell>
          <table:table-cell table:formula="of:=(([.J110]/[.B110])-1)*100" office:value-type="float" office:value="400" calcext:value-type="float">
            <text:p>400.00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otal time taken</text:p>
          </table:table-cell>
          <table:table-cell table:formula="of:=SUM([.B3:.B110])" office:value-type="float" office:value="6.269" calcext:value-type="float">
            <text:p>6.269</text:p>
          </table:table-cell>
          <table:table-cell table:style-name="ce3" table:formula="of:=COUNTIF([.C3:.C110];&quot;yes&quot;)" office:value-type="float" office:value="75" calcext:value-type="float">
            <text:p>75</text:p>
          </table:table-cell>
          <table:table-cell table:formula="of:=SUM([.D3:.D110])" office:value-type="float" office:value="1665.523" calcext:value-type="float">
            <text:p>1665.523</text:p>
          </table:table-cell>
          <table:table-cell table:style-name="ce3" table:formula="of:=COUNTIF([.E3:.E110];&quot;yes&quot;)" office:value-type="float" office:value="32" calcext:value-type="float">
            <text:p>32</text:p>
          </table:table-cell>
          <table:table-cell table:formula="of:=SUM([.F3:.F110])" office:value-type="float" office:value="177.935" calcext:value-type="float">
            <text:p>177.935</text:p>
          </table:table-cell>
          <table:table-cell table:style-name="ce3" table:formula="of:=COUNTIF([.G3:.G110];&quot;yes&quot;)" office:value-type="float" office:value="60" calcext:value-type="float">
            <text:p>60</text:p>
          </table:table-cell>
          <table:table-cell table:formula="of:=SUM([.H3:.H110])" office:value-type="float" office:value="178.918" calcext:value-type="float">
            <text:p>178.918</text:p>
          </table:table-cell>
          <table:table-cell table:style-name="ce3" table:formula="of:=COUNTIF([.I3:.I110];&quot;yes&quot;)" office:value-type="float" office:value="50" calcext:value-type="float">
            <text:p>50</text:p>
          </table:table-cell>
          <table:table-cell table:formula="of:=SUM([.J3:.J110])" office:value-type="float" office:value="2129.025" calcext:value-type="float">
            <text:p>2129.025</text:p>
          </table:table-cell>
          <table:table-cell table:style-name="ce3" table:formula="of:=COUNTIF([.K3:.K110];&quot;yes&quot;)" office:value-type="float" office:value="3" calcext:value-type="float">
            <text:p>3</text:p>
          </table:table-cell>
          <table:table-cell/>
          <table:table-cell table:style-name="ce3"/>
          <table:table-cell table:formula="of:=SUM([.N3:.N109])/COUNTIF([.N3:.N109]; &quot;&lt;&gt;0&quot;)" office:value-type="float" office:value="33099.8525068393" calcext:value-type="float">
            <text:p>33099.853</text:p>
          </table:table-cell>
          <table:table-cell table:formula="of:=SUM([.O3:.O109])/COUNTIF([.O3:.O109]; &quot;&lt;&gt;0&quot;)" office:value-type="float" office:value="2474.33338144586" calcext:value-type="float">
            <text:p>2474.333</text:p>
          </table:table-cell>
          <table:table-cell table:formula="of:=SUM([.P3:.P109])/COUNTIF([.P3:.P109]; &quot;&lt;&gt;0&quot;)" office:value-type="float" office:value="2178.75496085456" calcext:value-type="float">
            <text:p>2178.755</text:p>
          </table:table-cell>
          <table:table-cell table:formula="of:=SUM([.Q3:.Q109])/COUNTIF([.Q3:.Q109]; &quot;&lt;&gt;0&quot;)" office:value-type="float" office:value="56490.1422363153" calcext:value-type="float">
            <text:p>56490.142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formula="of:=COUNTA([.A3:.A110])" office:value-type="float" office:value="108" calcext:value-type="float">
            <text:p>108</text:p>
          </table:table-cell>
          <table:table-cell table:style-name="Default" table:number-columns-repeated="12"/>
          <table:table-cell table:style-name="ce6" office:value-type="string" calcext:value-type="string" table:number-columns-spanned="5" table:number-rows-spanned="1">
            <text:p>average where technique is applicable</text:p>
          </table:table-cell>
          <table:covered-table-cell table:number-columns-repeated="4" table:style-name="Default"/>
          <table:table-cell table:style-name="Default"/>
          <table:table-cell table:number-columns-repeated="1004"/>
        </table:table-row>
        <table:table-row table:style-name="ro1">
          <table:table-cell table:number-columns-repeated="11"/>
          <table:table-cell table:style-name="Default" table:number-columns-repeated="2"/>
          <table:table-cell table:formula="of:=AVERAGE([.N3:.N96])" office:value-type="float" office:value="25983.5681296535" calcext:value-type="float">
            <text:p>25983.568</text:p>
          </table:table-cell>
          <table:table-cell table:formula="of:=AVERAGE([.O3:.O96])" office:value-type="float" office:value="9.33153510983464" calcext:value-type="float">
            <text:p>9.332</text:p>
          </table:table-cell>
          <table:table-cell table:formula="of:=AVERAGE([.P3:.P96])" office:value-type="float" office:value="-4.08297842042053" calcext:value-type="float">
            <text:p>-4.083</text:p>
          </table:table-cell>
          <table:table-cell table:formula="of:=AVERAGE([.Q3:.Q96])" office:value-type="float" office:value="54085.5515713955" calcext:value-type="float">
            <text:p>54085.55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efault" table:number-columns-repeated="13"/>
          <table:table-cell table:style-name="ce22" office:value-type="string" calcext:value-type="string" table:number-columns-spanned="4" table:number-rows-spanned="1">
            <text:p>average over all programs</text:p>
          </table:table-cell>
          <table:covered-table-cell table:number-columns-repeated="3" table:style-name="Default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3"/>
        </table:table-row>
        <table:table-row table:style-name="ro1" table:number-rows-repeated="4">
          <table:table-cell table:style-name="Default" table:number-columns-repeated="18"/>
          <table:table-cell table:number-columns-repeated="1005"/>
        </table:table-row>
        <table:table-row table:style-name="ro1" table:number-rows-repeated="4">
          <table:table-cell table:number-columns-repeated="1023"/>
        </table:table-row>
        <table:table-row table:style-name="ro1" table:number-rows-repeated="5">
          <table:table-cell table:style-name="Default" table:number-columns-repeated="15"/>
          <table:table-cell table:number-columns-repeated="1008"/>
        </table:table-row>
        <table:table-row table:style-name="ro1" table:number-rows-repeated="104844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bfs_equiv.A3:bfs_equiv.O8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5:48:36.937119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13T15:51:57.008179400</dc:date>
    <meta:editing-duration>P1DT19H8M52S</meta:editing-duration>
    <meta:editing-cycles>19</meta:editing-cycles>
    <meta:generator>LibreOffice/6.0.7.3$Linux_X86_64 LibreOffice_project/00m0$Build-3</meta:generator>
    <meta:document-statistic meta:table-count="1" meta:cell-count="1662" meta:object-count="0"/>
  </office:meta>
</office:document-meta>
</file>